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8000040980000360E1CDA1187.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master-page-name="">
      <style:paragraph-properties style:page-number="auto" fo:background-color="transparent" fo:padding="0cm" fo:border-left="none" fo:border-right="none" fo:border-top="none" fo:border-bottom="0.018cm solid #000000" style:shadow="none">
        <style:background-image/>
      </style:paragraph-properties>
      <style:text-properties style:font-name="Verdana" fo:language="en" fo:country="US"/>
    </style:style>
    <style:style style:name="P2" style:family="paragraph" style:parent-style-name="Standard" style:master-page-name="">
      <style:paragraph-properties style:page-number="auto" fo:break-before="auto" fo:break-after="auto"/>
    </style:style>
    <style:style style:name="P3" style:family="paragraph" style:parent-style-name="header">
      <style:paragraph-properties fo:margin-left="0cm" fo:margin-right="0.635cm" fo:text-align="end" style:justify-single-word="false" fo:text-indent="0cm" style:auto-text-indent="false"/>
    </style:style>
    <style:style style:name="P4" style:family="paragraph" style:parent-style-name="Footer">
      <style:paragraph-properties fo:text-align="center" style:justify-single-word="false" fo:padding="0cm" fo:border-left="none" fo:border-right="none" fo:border-top="0.002cm solid #000000" fo:border-bottom="none" style:shadow="none"/>
    </style:style>
    <style:style style:name="P5" style:family="paragraph" style:parent-style-name="Heading_20_2">
      <style:paragraph-properties>
        <style:tab-stops>
          <style:tab-stop style:position="0cm"/>
        </style:tab-stops>
      </style:paragraph-properties>
    </style:style>
    <style:style style:name="P6" style:family="paragraph" style:parent-style-name="Text_20_body">
      <style:paragraph-properties fo:margin-left="0cm" fo:margin-right="0cm" fo:text-align="start" style:justify-single-word="false" fo:text-indent="0cm" style:auto-text-indent="false" style:vertical-align="auto"/>
      <style:text-properties fo:language="ru" fo:country="RU" style:language-asian="ru" style:country-asian="RU"/>
    </style:style>
    <style:style style:name="P7" style:family="paragraph" style:parent-style-name="Heading_20_4">
      <style:paragraph-properties fo:margin-left="0cm" fo:margin-right="0cm" fo:text-align="start" style:justify-single-word="false" fo:text-indent="0cm" style:auto-text-indent="false" style:vertical-align="auto"/>
      <style:text-properties fo:language="ru" fo:country="RU" style:language-asian="ru" style:country-asian="RU"/>
    </style:style>
    <style:style style:name="P8" style:family="paragraph" style:parent-style-name="Heading_20_4">
      <style:paragraph-properties fo:margin-left="0cm" fo:margin-right="0cm" fo:text-align="start" style:justify-single-word="false" fo:text-indent="0cm" style:auto-text-indent="false" style:vertical-align="auto"/>
    </style:style>
    <style:style style:name="P9" style:family="paragraph" style:parent-style-name="Text_20_body">
      <style:text-properties fo:language="ru" fo:country="RU"/>
    </style:style>
    <style:style style:name="P10" style:family="paragraph" style:parent-style-name="Heading_20_3">
      <style:paragraph-properties fo:text-align="start" style:justify-single-word="false" style:vertical-align="auto"/>
      <style:text-properties fo:font-size="12pt" fo:language="ru" fo:country="RU" style:font-size-asian="12pt" style:language-asian="ru" style:country-asian="RU" style:font-size-complex="12pt"/>
    </style:style>
    <style:style style:name="P11" style:family="paragraph" style:parent-style-name="Heading_20_3">
      <style:text-properties fo:language="en" fo:country="US"/>
    </style:style>
    <style:style style:name="P12" style:family="paragraph" style:parent-style-name="Heading_20_3">
      <style:text-properties fo:language="ru" fo:country="RU"/>
    </style:style>
    <style:style style:name="P13" style:family="paragraph" style:parent-style-name="Heading_20_3">
      <style:paragraph-properties fo:text-align="start" style:justify-single-word="false" style:vertical-align="auto"/>
    </style:style>
    <style:style style:name="P14" style:family="paragraph" style:parent-style-name="Heading_20_4">
      <style:text-properties fo:language="ru" fo:country="RU"/>
    </style:style>
    <style:style style:name="P15" style:family="paragraph" style:parent-style-name="Standard">
      <style:text-properties fo:font-size="8pt" fo:language="ru" fo:country="RU" style:font-size-asian="8pt" style:font-size-complex="8pt"/>
    </style:style>
    <style:style style:name="P16" style:family="paragraph" style:parent-style-name="Text_20_body" style:list-style-name="L1"/>
    <style:style style:name="P17" style:family="paragraph" style:parent-style-name="Text_20_body">
      <style:text-properties fo:language="ru" fo:country="RU"/>
    </style:style>
    <style:style style:name="P18" style:family="paragraph" style:parent-style-name="Text_20_body" style:list-style-name="L1">
      <style:text-properties fo:language="ru" fo:country="RU"/>
    </style:style>
    <style:style style:name="P19" style:family="paragraph" style:parent-style-name="Text_20_body" style:list-style-name="L2">
      <style:text-properties fo:language="ru" fo:country="RU"/>
    </style:style>
    <style:style style:name="P20" style:family="paragraph" style:parent-style-name="Text_20_body" style:list-style-name="L5">
      <style:text-properties fo:language="ru" fo:country="RU"/>
    </style:style>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paragraph-properties fo:text-align="start" style:justify-single-word="false" style:vertical-align="auto"/>
    </style:style>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RTF_5f_Num_20_2">
      <style:paragraph-properties fo:margin-left="0cm" fo:margin-right="0cm" fo:text-indent="0cm" style:auto-text-indent="false">
        <style:tab-stops/>
      </style:paragraph-properties>
    </style:style>
    <style:style style:name="P27" style:family="paragraph" style:parent-style-name="Text_20_body" style:list-style-name="RTF_5f_Num_20_2">
      <style:paragraph-properties fo:margin-left="0cm" fo:margin-right="0cm" fo:text-indent="0cm" style:auto-text-indent="false">
        <style:tab-stops/>
      </style:paragraph-properties>
      <style:text-properties fo:language="ru" fo:country="RU"/>
    </style:style>
    <style:style style:name="P28" style:family="paragraph" style:parent-style-name="Text_20_body" style:list-style-name="RTF_5f_Num_20_2">
      <style:paragraph-properties fo:margin-left="1.27cm" fo:margin-right="0cm" fo:text-indent="0cm" style:auto-text-indent="false">
        <style:tab-stops/>
      </style:paragraph-properties>
    </style:style>
    <style:style style:name="P29" style:family="paragraph" style:parent-style-name="Text_20_body" style:list-style-name="RTF_5f_Num_20_2">
      <style:paragraph-properties fo:margin-left="1.27cm" fo:margin-right="0cm" fo:text-indent="0cm" style:auto-text-indent="false">
        <style:tab-stops/>
      </style:paragraph-properties>
      <style:text-properties fo:language="en" fo:country="US"/>
    </style:style>
    <style:style style:name="P30" style:family="paragraph" style:parent-style-name="Text_20_body">
      <style:paragraph-properties fo:margin-left="-1.27cm" fo:margin-right="0cm" fo:text-align="start" style:justify-single-word="false" fo:text-indent="0cm" style:auto-text-indent="false" style:vertical-align="auto"/>
    </style:style>
    <style:style style:name="P31" style:family="paragraph" style:parent-style-name="Text_20_body" style:list-style-name="L7">
      <style:paragraph-properties fo:margin-left="2.54cm" fo:margin-right="0cm" fo:text-indent="-0.635cm" style:auto-text-indent="false"/>
    </style:style>
    <style:style style:name="P32" style:family="paragraph" style:parent-style-name="Heading_20_1" style:master-page-name="Standard">
      <style:paragraph-properties style:page-number="auto"/>
    </style:style>
    <style:style style:name="P33" style:family="paragraph" style:parent-style-name="Heading_20_3">
      <style:text-properties fo:language="ru" fo:country="RU"/>
    </style:style>
    <style:style style:name="P34" style:family="paragraph" style:parent-style-name="Heading_20_3">
      <style:paragraph-properties fo:text-align="start" style:justify-single-word="false" style:vertical-align="auto"/>
    </style:style>
    <style:style style:name="P35" style:family="paragraph" style:parent-style-name="Heading_20_4">
      <style:paragraph-properties fo:margin-left="0cm" fo:margin-right="0cm" fo:text-align="start" style:justify-single-word="false" fo:text-indent="0cm" style:auto-text-indent="false" style:vertical-align="auto"/>
    </style:style>
    <style:style style:name="P36" style:family="paragraph" style:parent-style-name="Heading_20_4">
      <style:paragraph-properties fo:margin-left="-1.27cm" fo:margin-right="0cm" fo:text-align="start" style:justify-single-word="false" fo:text-indent="0cm" style:auto-text-indent="false" style:vertical-align="auto"/>
    </style:style>
    <style:style style:name="T1" style:family="text">
      <style:text-properties fo:language="ru" fo:country="RU"/>
    </style:style>
    <style:style style:name="T2" style:family="text">
      <style:text-properties fo:language="ru" fo:country="RU" style:language-asian="ru" style:country-asian="RU"/>
    </style:style>
    <style:style style:name="T3" style:family="text">
      <style:text-properties fo:language="en" fo:country="US"/>
    </style:style>
    <style:style style:name="T4" style:family="text">
      <style:text-properties fo:language="en" fo:country="US" style:language-asian="ru" style:country-asian="RU"/>
    </style:style>
    <style:style style:name="T5" style:family="text">
      <style:text-properties fo:font-weight="normal" style:font-weight-asian="normal" style:font-weight-complex="normal"/>
    </style:style>
    <style:style style:name="T6" style:family="text">
      <style:text-properties fo:font-size="12pt" fo:language="ru" fo:country="RU" style:font-size-asian="12pt" style:language-asian="ru" style:country-asian="RU" style:font-size-complex="12pt"/>
    </style:style>
    <style:style style:name="fr1" style:family="graphic" style:parent-style-name="Graphics">
      <style:graphic-properties fo:margin-top="0.499cm" fo:margin-bottom="0.499cm" style:wrap="righ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8cm" fo:margin-right="0.318cm" fo:margin-top="0cm" fo:margin-bottom="0cm" style:vertical-pos="from-top" style:vertical-rel="paragraph" style:horizontal-pos="from-left" style:horizontal-rel="paragraph" fo:background-color="#ffffff" style:background-transparency="100%" fo:padding="0cm" fo:border="none" style:mirror="none" fo:clip="rect(0cm, 0cm, 0cm, 0cm)" draw:luminance="0%" draw:contrast="0%" draw:red="0%" draw:green="0%" draw:blue="0%" draw:gamma="100%" draw:color-inversion="false" draw:image-opacity="100%" draw:color-mode="standard" style:flow-with-text="false" draw:wrap-influence-on-position="once-successive">
        <style:background-image/>
      </style:graphic-properties>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start text:name="_Toc176954600"/>Функциональные возможности системы <text:span text:style-name="T3">Papyrus</text:span><text:bookmark-end text:name="_Toc176954600"/></text:p>
      <text:p text:style-name="P15">Дата последней модификации: <text:date style:data-style-name="N37" text:date-value="2012-10-10T15:30:20.40">10.10.12</text:date></text:p>
      <text:section text:style-name="Sect1" text:name="Раздел1">
        <text:p text:style-name="P5"><text:bookmark-start text:name="_Toc176954601"/>Общие сведения о системе<text:bookmark-end text:name="_Toc176954601"/></text:p>
        <text:list xml:id="list6096923312325145280" text:style-name="RTF_5f_Num_20_2">
          <text:list-item>
            <text:p text:style-name="P26">Начало разработки: 1996 год.</text:p>
          </text:list-item>
          <text:list-item>
            <text:p text:style-name="P26">Язык программирования: <text:span text:style-name="T3">C</text:span>++.</text:p>
          </text:list-item>
          <text:list-item>
            <text:p text:style-name="P26">СУБД: <text:span text:style-name="T3">Pervasive</text:span> <text:span text:style-name="T3">SQL</text:span>. Используется доступ на уровне записей.</text:p>
          </text:list-item>
          <text:list-item>
            <text:p text:style-name="P26">Операционная система сервера: <text:span text:style-name="T3">Win</text:span>2000 или выше, <text:span text:style-name="T3">Novell</text:span> <text:span text:style-name="T3">NetWare</text:span>, <text:span text:style-name="T3">Linux</text:span>. Серверная часть (опционально) – <text:span text:style-name="T3">Win</text:span>2000 или выше.</text:p>
          </text:list-item>
          <text:list-item>
            <text:p text:style-name="P26">Операционная система клиента: <text:span text:style-name="T3">Win</text:span>2000 или выше.</text:p>
          </text:list-item>
          <text:list-item>
            <text:p text:style-name="P26">Требования к компьютерному оборудованию: средние.</text:p>
          </text:list-item>
          <text:list-item>
            <text:p text:style-name="P26">Пользовательский интерфейс: <text:span text:style-name="T3">Windows</text:span>. Окна просмотра (табличные формы) - немодальные. Окна диалогов – модальные.</text:p>
          </text:list-item>
          <text:list-item>
            <text:p text:style-name="P26">Отчеты: <text:span text:style-name="T3">Crystal</text:span> <text:span text:style-name="T3">Reports</text:span> 7.0 или выше. Данные для отчетов формируются на основе собственного языка описания данных.</text:p>
          </text:list-item>
          <text:list-item>
            <text:p text:style-name="P26">Экспорт: любые данные отчетов – в <text:span text:style-name="T3">XML</text:span> (собственная технология); <text:s/><text:span text:style-name="T3">Excel</text:span>, <text:span text:style-name="T3">HTML</text:span>, <text:span text:style-name="T3">Word</text:span> и т.д. (средствами <text:span text:style-name="T3">Crystal</text:span> <text:span text:style-name="T3">Reports</text:span>).</text:p>
          </text:list-item>
          <text:list-item>
            <text:p text:style-name="P26">Лицензирование: ограничение на использование лицензий – программное (аппаратная привязка не используется).<text:line-break/>Раздельное лицензирование: клиентские рабочие места, разделы базы данных, сервер, модули мобильных клиентов.<text:line-break/>Функциональные модули (кроме редких исключений) по отдельности не лицензируются (все-в-одном).<text:line-break/>Сервер базы данных приобретается отдельно.</text:p>
          </text:list-item>
          <text:list-item>
            <text:p text:style-name="P26">Репликация данных: собственная технология обмена данными (не привязанная к СУБД). Разделы данных – одноранговые (нет необходимости в диспетчерском разделе).<text:line-break/>Разрешение конфликтов репликации – полуавтоматическое (системная и контекстная идентификация соответствия объектов; сервисные механизмы для быстрого ручного разрешения конфликтов).</text:p>
          </text:list-item>
        </text:list>
        <text:p text:style-name="Heading_20_3"><text:bookmark-start text:name="_Toc176954602"/>Метрики<text:bookmark-end text:name="_Toc176954602"/></text:p>
        <text:p text:style-name="Text_20_body">Количество диалоговых форм: более <text:span text:style-name="T1">1000</text:span></text:p>
        <text:p text:style-name="Text_20_body">Количество табличных форм: более 250</text:p>
        <text:p text:style-name="Text_20_body">Количество печатных форм: более 320</text:p>
        <text:p text:style-name="P5"><text:bookmark-start text:name="_Toc176954603"/>Финансы<text:bookmark-end text:name="_Toc176954603"/></text:p>
        <text:p text:style-name="Heading_20_3"><text:bookmark-start text:name="_Toc176954604"/>Счета<text:bookmark-end text:name="_Toc176954604"/></text:p>
        <text:p text:style-name="Heading_20_4"><text:bookmark-start text:name="_Toc176954605"/>Балансовые счета<text:bookmark-end text:name="_Toc176954605"/></text:p>
        <text:p text:style-name="Text_20_body">Счета, предполагающие корреспонденцию в бухгалтерских проводках. Составляют основу плана счетов по Российским стандартам.</text:p>
        <text:p text:style-name="Heading_20_4"><text:bookmark-start text:name="_Toc176954606"/>Забалансовые счета<text:bookmark-end text:name="_Toc176954606"/></text:p>
        <text:p text:style-name="Text_20_body">Счета, проводки по которым проводятся без корреспонденции. Соответствуют забалансовым счетам по Российским стандартам.</text:p>
        <text:p text:style-name="Heading_20_4"><text:bookmark-start text:name="_Toc176954607"/>Бухгалтерские регистры<text:bookmark-end text:name="_Toc176954607"/></text:p>
        <text:p text:style-name="Text_20_body"><text:soft-page-break/>Произвольный набор счетов, проводки по которым проводятся без корреспонденции.</text:p>
        <text:p text:style-name="Heading_20_4"><text:bookmark-start text:name="_Toc176954608"/>Группирующие счета<text:bookmark-end text:name="_Toc176954608"/></text:p>
        <text:p text:style-name="Text_20_body">Специальная категория счетов, позволяющая объединять несколько реальных счетов для получения аналитических отчетов. Например: Группирующий счет "Денежные средства" может объединять счета кассы и расчетные счета. В результате можно получать анализ по движению всех денежных средств предприятия.</text:p>
        <text:p text:style-name="Heading_20_4"><text:bookmark-start text:name="_Toc176954609"/>Алиасы счетов<text:bookmark-end text:name="_Toc176954609"/></text:p>
        <text:p text:style-name="Text_20_body">Специальные объекты, позволяющие реализовать автоматическое формирование бухгалтерских проводок по счетам, зависящим от аналитических статей документа. Работа алиасов счетов опирается на возможность ассоциировать реальные (балансовые, забалансовые, регистровые счета) с выбранными статьями аналитического учета. Наиболее очевидное применение этой технологии - генерация бухгалтерских проводок при внутреннем перемещении товаров по счетам, зависящим от складов.</text:p>
        <text:p text:style-name="Heading_20_3"><text:bookmark-start text:name="_Toc176954610"/>Таблицы аналитического учета<text:bookmark-end text:name="_Toc176954610"/></text:p>
        <text:p text:style-name="Text_20_body">Объекты, объединяющие аналитические статьи, связанные общим смысловым содержанием. Например, могут существовать такие таблицы: «Покупатели», «Склады», «Статьи расходов» и т.д. Таблица аналитического учета может (как чаще всего и делает) определять связь между принадлежащими ей статьями и группами объектов данных, которые эти статьи олицетворяют. Допустим, таблица покупатели обычно связана с персоналиями, а таблица «Склады» со складами. В то же время, таблица «Статьи расходов» может быть не связана ни с какими другими объектами данных, поскольку обычно смысл каждой такой статьи укладывается лишь в ее наименовании.</text:p>
        <text:p text:style-name="Heading_20_3"><text:bookmark-start text:name="_Toc176954611"/>Бухгалтерские документы<text:bookmark-end text:name="_Toc176954611"/></text:p>
        <text:p text:style-name="Heading_20_4"><text:bookmark-start text:name="_Toc176954612"/>Общие бухгалтерские проводки<text:bookmark-end text:name="_Toc176954612"/></text:p>
        <text:p text:style-name="Text_20_body">Простые документы, в которых задаются только счета дебета, кредита сумма проводки и, естественно, номер документа, дата, примечание. Эти документы также адаптированы для работы с забалансовыми и регистровыми счетами (бухгалтерские проводки без корреспонденции счетов).</text:p>
        <text:p text:style-name="Heading_20_4"><text:bookmark-start text:name="_Toc176954613"/>Бухгалтерские документы<text:bookmark-end text:name="_Toc176954613"/></text:p>
        <text:p text:style-name="Text_20_body">Обширный класс документов, используемых для отражения операций предприятия, в которых не участвует детализация по товарной номенклатуре. Бухгалтерские документы могут содержать любое количество предварительно настроенных сумм, автоматически генерируют бухгалтерские проводки, могут содержать прикрепленные файлы.</text:p>
        <text:p text:style-name="Heading_20_4"><text:bookmark-start text:name="_Toc176954614"/>Проведение документов с произвольной датой<text:bookmark-end text:name="_Toc176954614"/></text:p>
        <text:p text:style-name="Text_20_body">Система позволяет, при наличии соответствующих полномочий, проводить документы любой датой. При этом никаким образом не нарушается целостность учета и не требуется выполнять какие-либо специальные действия (переиндексация, пересчет и др.) для поддержки такой целостности.</text:p>
        <text:p text:style-name="Text_20_body">Администратор системы имеет возможность ограничить период изменение документов отдельным пользователям, либо группам.</text:p>
        <text:p text:style-name="Text_20_body">Для отслеживания изменений, произведенных пользователями в документах, в системе предусмотрена технология трассировки изменений по документам и сохранение образов удаленных документов.</text:p>
        <text:p text:style-name="P7">Автоматический расчет и проведение заключительных оборотов за учетный период</text:p>
        <text:p text:style-name="P7">Валютная переоценка</text:p>
        <text:p text:style-name="Heading_20_3"><text:bookmark-start text:name="_Toc176954615"/>Работа с подотчетными лицами<text:bookmark-end text:name="_Toc176954615"/></text:p>
        <text:p text:style-name="Heading_20_4"><text:bookmark-start text:name="_Toc176954616"/>Авансовые отчеты<text:bookmark-end text:name="_Toc176954616"/></text:p>
        <text:p text:style-name="Text_20_body">Специализированные виды операции, позволяющие вводить авансовые отчеты, которые автоматически генерируют бухгалтерские проводки и учитывают остатки на счетах подотчетных лиц. </text:p>
        <text:p text:style-name="Text_20_body"><text:soft-page-break/>Специальная возможность – связанные со строками авансового отчета документы — обеспечивает упрощение учета сложных операций, в которых одновременно участвуют и подотчетные лица и другие контрагенты (скажем, поставщики, которым подотчетное лицо выдало деньги).</text:p>
        <text:p text:style-name="Heading_20_4"><text:bookmark-start text:name="_Toc176954617"/>Доверенность<text:bookmark-end text:name="_Toc176954617"/></text:p>
        <text:p text:style-name="Text_20_body">Специализированные виды операции, позволяющие вводить и распечатывать документы доверенности на получение материальных ценностей.</text:p>
        <text:p text:style-name="Heading_20_4"><text:bookmark-start text:name="_Toc176954618"/>Управление взаиморасчетами<text:bookmark-end text:name="_Toc176954618"/></text:p>
        <text:p text:style-name="Heading_20_3"><text:bookmark-start text:name="_Toc176954619"/>Расчеты с дебиторами/кредиторами<text:bookmark-end text:name="_Toc176954619"/></text:p>
        <text:p text:style-name="Heading_20_4"><text:bookmark-start text:name="_Toc176954620"/>Оплаты<text:bookmark-end text:name="_Toc176954620"/></text:p>
        <text:list xml:id="list35431395" text:continue-numbering="true" text:style-name="RTF_5f_Num_20_2">
          <text:list-item>
            <text:p text:style-name="P26">Произвольное количество легко конфигурируемых <text:s/>видов операций оплат по любым видам операций отгрузки, прихода, заказам и бухгалтерским документам.</text:p>
          </text:list-item>
          <text:list-item>
            <text:p text:style-name="P26">К долговому документу привязывается произвольное число оплат</text:p>
          </text:list-item>
          <text:list-item>
            <text:p text:style-name="P26">Отрицательные оплаты (возврат оплаты)</text:p>
          </text:list-item>
          <text:list-item>
            <text:p text:style-name="P26">Строгий контроль на недопустимость переплаты (возможна отмена такого контроля)</text:p>
          </text:list-item>
          <text:list-item>
            <text:p text:style-name="P26">Так как оплаты, являясь документами, могут генерировать бухгалтерские проводки, то существует возможность сверки задолженности по документам и по бухгалтерскому балансу</text:p>
          </text:list-item>
        </text:list>
        <text:p text:style-name="Heading_20_4"><text:bookmark-start text:name="_Toc176954621"/>Зачетные оплаты<text:bookmark-end text:name="_Toc176954621"/></text:p>
        <text:p text:style-name="Text_20_body">Так как стандартный механизм учета оплат предполагает прямую привязку документа оплаты к долговому документу, это часто снижает производительность ввода таких документов. Более того, сложные схемы взаиморасчетов становятся крайне трудны для ввода операторами.</text:p>
        <text:p text:style-name="Text_20_body">Зачетные оплаты предоставляют сервис по автоматической либо полуавтоматической разноске платежа по нескольким долговым документам (прямые зачеты), либо зачету одного долгового документам на несколько документов оплаты (обратные зачеты).</text:p>
        <text:p text:style-name="Text_20_body">Дополнительную силу механизму зачетов дает возможность установки ограничений (по общему складу, по общему дополнительному, по дате документов).</text:p>
        <text:p text:style-name="Heading_20_4"><text:bookmark-start text:name="_Toc176954622"/>Взаимозачеты<text:bookmark-end text:name="_Toc176954622"/></text:p>
        <text:p text:style-name="Text_20_body">Зачетные оплаты идеально реализуют схемы взаимозачетов, например, в случаях товарообмена.</text:p>
        <text:p text:style-name="Heading_20_4"><text:bookmark-start text:name="_Toc176954623"/>Тройственные взаимозачеты<text:bookmark-end text:name="_Toc176954623"/></text:p>
        <text:p text:style-name="Text_20_body">Еще одно область использования зачетных платежей – расчеты через третье лицо.</text:p>
        <text:p text:style-name="Heading_20_4"><text:bookmark-start text:name="_Toc176954624"/>Персональные отношения и расчеты с дебиторами/кредиторами<text:bookmark-end text:name="_Toc176954624"/></text:p>
        <text:p text:style-name="Text_20_body">Зачетные оплаты способны использовать отношения между персоналиями. Так, можно определить отношение «Филиал» и установить соответствующее отношение между филиалами и головной организацией. В результате, вы сможете принимать оплаты от головной организации и зачитывать их на долги ее филиалов.</text:p>
        <text:p text:style-name="Heading_20_4"><text:bookmark-start text:name="_Toc176954625"/>Акты сверки<text:bookmark-end text:name="_Toc176954625"/></text:p>
        <text:p text:style-name="Text_20_body">Система позволяет распечатывать акты сверки задолженности с дебиторами/кредиторами как по долговым документам, так и на основе анализа бухгалтерских счетов.</text:p>
        <text:p text:style-name="Text_20_body">Обширные возможности детализации отчетов решают проблемы по выявлению несоответствий в учете между вашим предприятием и контрагентами. </text:p>
        <text:p text:style-name="Heading_20_4"><text:bookmark-start text:name="_Toc176954626"/>Анализ дебиторской/кредиторской задолженности<text:bookmark-end text:name="_Toc176954626"/></text:p>
        <text:p text:style-name="Heading_20_4"><text:bookmark-start text:name="_Toc176954627"/>План платежей<text:bookmark-end text:name="_Toc176954627"/></text:p>
        <text:p text:style-name="Heading_20_4"><text:bookmark-start text:name="_Toc176954628"/>Взаимодействие с подсистемами клиент-банк<text:bookmark-end text:name="_Toc176954628"/></text:p>
        <text:list xml:id="list35423247" text:continue-numbering="true" text:style-name="RTF_5f_Num_20_2">
          <text:list-item>
            <text:p text:style-name="P26">Настраиваемые множественные конфигурации экспорта платежных поручений в файлы форматов <text:soft-page-break/><text:span text:style-name="T3">DBF</text:span>, <text:span text:style-name="T3">XML</text:span>, текстовые (допускаются форматы с «вертикальной» раскладкой полей: одна строка – одно поле)</text:p>
          </text:list-item>
          <text:list-item>
            <text:p text:style-name="P26">Настраиваемые множественные конфигурации импорта банковской выписки из файлов форматов <text:span text:style-name="T3">DBF</text:span>, <text:span text:style-name="T3">XML</text:span>, текстовых.</text:p>
          </text:list-item>
          <text:list-item>
            <text:p text:style-name="P26">«Интеллигентное» разрешение конфликтов при импорте банковской выписки</text:p>
          </text:list-item>
        </text:list>
        <text:p text:style-name="Heading_20_3"><text:bookmark-start text:name="_Toc176954629"/>Модуль анализа статистики по дебиторам</text:p>
        <text:p text:style-name="Text_20_body">Анализ статистических параметров задержек и просрочек платежей</text:p>
        <text:p text:style-name="Text_20_body">Анализ плотности платежей</text:p>
        <text:p text:style-name="Text_20_body">Присвоением рейтингов дебиторам</text:p>
        <text:p text:style-name="Text_20_body">Автоматический расчет кредитных лимитов</text:p>
        <text:p text:style-name="Text_20_body">Расчет стоимости издержек по дебиторской задолженности</text:p>
        <text:p text:style-name="Heading_20_3">Рента и процентные платежи<text:bookmark-end text:name="_Toc176954629"/></text:p>
        <text:p text:style-name="Heading_20_4"><text:bookmark-start text:name="_Toc176954630"/>Рента (регулярные платежи)<text:bookmark-end text:name="_Toc176954630"/></text:p>
        <text:p text:style-name="Text_20_body">Система позволяет определить правила начисления регулярных платежей для того, чтобы такие начисления формировались автоматически с заданной периодичностью.</text:p>
        <text:p text:style-name="Heading_20_4"><text:bookmark-start text:name="_Toc176954631"/>Процентные начисления<text:bookmark-end text:name="_Toc176954631"/></text:p>
        <text:list xml:id="list35445798" text:continue-numbering="true" text:style-name="RTF_5f_Num_20_2">
          <text:list-item>
            <text:p text:style-name="P26">Возможность автоматического начисления процентов по кредитам (выданными или полученным).</text:p>
          </text:list-item>
          <text:list-item>
            <text:p text:style-name="P26">Учет сложных процентных начислений: начисленные проценты могут увеличивать сумму основного долга</text:p>
          </text:list-item>
          <text:list-item>
            <text:p text:style-name="P26">Варианты периодичности начисления</text:p>
          </text:list-item>
        </text:list>
        <text:p text:style-name="Heading_20_4"><text:bookmark-start text:name="_Toc176954632"/>План погашения кредита<text:bookmark-end text:name="_Toc176954632"/></text:p>
        <text:list xml:id="list35439929" text:continue-numbering="true" text:style-name="RTF_5f_Num_20_2">
          <text:list-item>
            <text:p text:style-name="P26">Ручное либо автоматическое формирование плана погашения кредита</text:p>
          </text:list-item>
          <text:list-item>
            <text:p text:style-name="P26">Печать кредитного договора с планом погашения</text:p>
          </text:list-item>
        </text:list>
        <text:p text:style-name="Heading_20_3"><text:bookmark-start text:name="_Toc176954633"/>Учет затрат<text:bookmark-end text:name="_Toc176954633"/></text:p>
        <text:p text:style-name="Heading_20_3"><text:bookmark-start text:name="_Toc176954634"/>Учет налогов<text:bookmark-end text:name="_Toc176954634"/></text:p>
        <text:p text:style-name="Text_20_body">Система имеет развитый механизм учета налогов по операциям. В основе этого механизма лежит концепция налоговых групп. Налоговая группа определяет набор налогов, которыми облагается операция с товаром, размер ставок и порядок начисления этих налогов. Кроме того, налоговая группа позволяет задавать схемы налогообложения, зависящие от периода операции и вида операции с товаром.</text:p>
        <text:p text:style-name="Text_20_body">Для бухгалтерских документов существуют опции ручного ввода сумм налогов, а также автоматическое формирование таких сумм по заранее заданной группе налогообложения.</text:p>
        <text:p text:style-name="Text_20_body">Развитый механизм кэширования налоговых групп обеспечивает исключительно высокое быстродействие при расчете налогов по документам.</text:p>
        <text:p text:style-name="Heading_20_4"><text:bookmark-start text:name="_Toc176954635"/>Учет НДС<text:bookmark-end text:name="_Toc176954635"/></text:p>
        <text:p text:style-name="Text_20_body">Налог на добавленную стоимость, являясь наиболее распространенным налогом, которым облагаются товарные операции, занимает значительное место в учете на большинстве предприятий. Система <text:span text:style-name="T3">Papyrus</text:span>, наряду с общим механизмом налоговых групп, включающим расчет НДС, предоставляет возможность раздельного учета налоговых групп по номенклатурным позициям и лотам, что позволяет тонко разделять расчет НДС к уплате и к зачету.</text:p>
        <text:p text:style-name="Text_20_body">Специальные налоговые суммы дают возможность раздельного учета НДС по ставкам.</text:p>
        <text:p text:style-name="Heading_20_4"><text:bookmark-start text:name="_Toc176954636"/>Учет налога с продаж<text:bookmark-end text:name="_Toc176954636"/></text:p>
        <text:p text:style-name="Text_20_body">Опции товарных документов позволяют указывать облагается ли документ налогом с продаж и <text:soft-page-break/>обеспечивает гибкие схемы расчета величины этого налога по каждому документу. Установка и снятие налога с продаж по документу является обратимой операцией.</text:p>
        <text:p text:style-name="Heading_20_4"><text:bookmark-start text:name="_Toc176954637"/>Учет акцизов<text:bookmark-end text:name="_Toc176954637"/></text:p>
        <text:p text:style-name="Text_20_body">Система позволяет связывать начисление акцизов с определенными видами операций, а суммы начисления определять в зависимости от характеристик товара и даты проведения документа. Специальные отчеты позволяют рассчитывать суммы акцизных сборов по многочисленным параметрам.</text:p>
        <text:p text:style-name="Heading_20_3"><text:bookmark-start text:name="_Toc176954638"/>Книги продаж/покупок<text:bookmark-end text:name="_Toc176954638"/></text:p>
        <text:p text:style-name="Text_20_body">Автоматическое заполнение по документам в соответствии с настройками. Конфигурация позволяет автоматически формировать книги со следующими особенностями:</text:p>
        <text:list xml:id="list35447913" text:continue-numbering="true" text:style-name="RTF_5f_Num_20_2">
          <text:list-item>
            <text:p text:style-name="P26">по отгрузке</text:p>
          </text:list-item>
          <text:list-item>
            <text:p text:style-name="P26">по оплатам</text:p>
          </text:list-item>
          <text:list-item>
            <text:p text:style-name="P26">с переходным периодом</text:p>
          </text:list-item>
          <text:list-item>
            <text:p text:style-name="P26">разумная обработка взаимозачетов и предоплат при разноске между книгами покупок и продаж</text:p>
          </text:list-item>
        </text:list>
        <text:p text:style-name="Text_20_body">Возможность ручной корректировки записей книг с опцией блокирования записи от изменений при автоматическом обновлении.</text:p>
        <text:p text:style-name="Heading_20_3"><text:bookmark-start text:name="_Toc176954639"/>Книга доходов/расходов<text:bookmark-end text:name="_Toc176954639"/></text:p>
        <text:p text:style-name="Heading_20_3"><text:bookmark-start text:name="_Toc176954640"/>Консолидация данных по филиалам<text:bookmark-end text:name="_Toc176954640"/></text:p>
        <text:p text:style-name="Text_20_body">Как правило, сведение результатов работы филиалов в головных офисах реализуется встроенной подсистемой синхронизации разделов базы данных.</text:p>
        <text:p text:style-name="Text_20_body">В тех случаях, когда головной офис не желает получать детализированную до номенклатурных единиц информацию из филиалов, включается схема консолидирующей синхронизации, при которой головной офис получает все документы из филиалов, но эти документы содержат лишь итоговые суммы, но не включают товарную детализацию.</text:p>
        <text:p text:style-name="Heading_20_3"><text:bookmark-start text:name="_Toc176954641"/>Произвольные бухгалтерские формы отчетности<text:bookmark-end text:name="_Toc176954641"/></text:p>
        <text:p text:style-name="Text_20_body">Внутренний язык описания данных <text:span text:style-name="T3">DL</text:span>200 позволяет формировать произвольные формы бухгалтерской отчетности. В частности: баланс, отчет о прибылях и убытках.</text:p>
        <text:p text:style-name="Heading_20_2"><text:bookmark-start text:name="_Toc176954643"/>Справочник персоналий<text:bookmark-end text:name="_Toc176954643"/></text:p>
        <text:p text:style-name="Text_20_body">Персоналии являются обобщенным понятием для всех субъектов гражданского права, с которыми каким-либо образом взаимодействует предприятие, ведущее учет.</text:p>
        <text:p text:style-name="Text_20_body">Таким образом, в справочнике персоналий содержатся данные о собственных организациях, покупателях, поставщиках, персонале, банках и др.</text:p>
        <text:p text:style-name="Heading_20_3"><text:bookmark-start text:name="_Toc176954644"/>Виды персоналий<text:bookmark-end text:name="_Toc176954644"/></text:p>
        <text:p text:style-name="Text_20_body">Форма отношений между организацией и персоналией определяется видом персоналии. Каждая <text:s/>персоналия может относиться к произвольному количеству видов (то есть, некоторая персоналия может быть одновременно покупателем, поставщиком и кем угодно еще).</text:p>
        <text:p text:style-name="P6">Несколько видов персоналий зарезервировано системой (система «знает» о существовании этих видов), вместе с тем, пользователи могут заводить любые новые виды персоналий.</text:p>
        <text:p text:style-name="Heading_20_3"><text:bookmark-start text:name="_Toc176954645"/>Атрибуты персоналии<text:bookmark-end text:name="_Toc176954645"/></text:p>
        <text:list xml:id="list35433568" text:continue-numbering="true" text:style-name="RTF_5f_Num_20_2">
          <text:list-item>
            <text:p text:style-name="P26">Юридический статус: перечисляемый атрибут, определяющий форму собственности или отношение персоналии к гражданскому кодексу. Возможные варианты юридических статусов: ООО, АО, ЗАО, частный предприниматель, физическое лицо и т.д.<text:line-break/>Специальный юридический статус «Страна» используется теми пользователями, которые в качестве производителей товаров и услуг предпочитают выбирать государство, а не конкретную компанию или завод.</text:p>
          </text:list-item>
          <text:list-item>
            <text:p text:style-name="P26"><draw:frame draw:style-name="fr1" draw:name="Графический объект1" text:anchor-type="paragraph" svg:x="0.416cm" svg:y="0.004cm" svg:width="14.19cm" svg:height="7.37cm" draw:z-index="2"><draw:image xlink:href="../../Pict/PNG/dlg-person.png" xlink:type="simple" xlink:show="embed" xlink:actuate="onLoad"/></draw:frame><text:soft-page-break/>Имя: наименование персоналии (строка длиной до <text:span text:style-name="T3">127</text:span> символов), используемое для идентификации внутри организации.</text:p>
          </text:list-item>
          <text:list-item>
            <text:p text:style-name="P26">Расширенное наименование: полное наименование персоналии (строка длиной до 127 символов), используемое для печати в документах.</text:p>
          </text:list-item>
          <text:list-item>
            <text:p text:style-name="P26">Категория: перечисляемый атрибут персоналии, используемый для группировки персоналий в отчетах. Все категории определяются организацией.</text:p>
          </text:list-item>
          <text:list-item>
            <text:p text:style-name="P26">Примечание: строка длиной до 127 символов, в которую может быть введена произвольная информация о персоналии.</text:p>
          </text:list-item>
          <text:list-item>
            <text:p text:style-name="P26">Юридический адрес</text:p>
          </text:list-item>
          <text:list-item>
            <text:p text:style-name="P26">Фактический адрес</text:p>
          </text:list-item>
          <text:list-item>
            <text:p text:style-name="P26">Список адресов доставки: атрибут, используемый обычно применительно к покупателям для выбора адреса доставки при выписке отгрузочных документов. Для персоналии может быть задан список адресов доставки произвольной длины.</text:p>
          </text:list-item>
          <text:list-item>
            <text:p text:style-name="P26">Регистры: список, позволяющий указать для персоналии произвольное количество так называемых регистрационных документов. Регистрационный документ – это объект, содержащий серию, номер, регистрирующую организацию, дату регистрации и дату окончания срока действия. Поведение регистрационного документа определяется типом регистрационного документа, к которому он относится.<text:line-break/>На практике, регистрационные документы используются для ввода ИНН, кода КПП, паспортных данных, кодов клиентов и поставщиков, кодов сотрудников и т.д.<text:line-break/>Для банков в регистрах указываются БИК и корреспондентский счет в ЦБ для правильной печати платежных поручений и работы интерфейсов с системами клиент-банк.</text:p>
          </text:list-item>
          <text:list-item>
            <text:p text:style-name="P26">Счета: банковские счета персоналии. Персоналия может иметь любое количество банковских счетов. Чаще всего этот атрибут используется для ввода расчетных счетов, однако может быть применен и для указания произвольных видов банковских счетов (сберегательные, корреспондентские, и т.д.).</text:p>
          </text:list-item>
          <text:list-item>
            <text:p text:style-name="P26">Телефоны: этот атрибут более общо именуется «электронные адреса для коммуникаций». Это – список произвольной длины, в котором могут быть указаны телефоны, сотовые телефоны, адреса электронной почты, <text:span text:style-name="T3">http</text:span>-адреса и любые другие варианты электронных адресов.</text:p>
          </text:list-item>
          <text:list-item>
            <text:p text:style-name="P26">Отношения: система поддерживает технологию управления отношениями между персоналиями. Вы можете определить произвольное количество отношений между любыми персоналиями. Самый популярный пример использования этой технологии – отношения «организация – филиал». Это используется для управления дебиторской (кредиторской) задолженностью, распределенной между покупателем и его филиалами.<text:line-break/>Другие варианты использования отношений между персоналиями: ведения родственных связей <text:soft-page-break/>между физическими лицами, ведение информации о владельцах (акционерах) предприятий и т.д.</text:p>
          </text:list-item>
        </text:list>
        <text:p text:style-name="Heading_20_3"><text:bookmark-start text:name="_Toc176954646"/>Тэги персоналий<text:bookmark-end text:name="_Toc176954646"/></text:p>
        <text:p text:style-name="Text_20_body">Кроме кратко перечисленных в предыдущем параграфе атрибутов, персоналия может иметь произвольное количество так называемых тэгов. Тэг – это поле определенного типа, которое может содержать какую-либо специфическую для вашего предприятия информацию о персоналии. В качестве возможных примеров можно привести следующие: разряд рабочего, формализованный уровень лояльности клиента, день рождения сотрудника и пр.</text:p>
        <text:p text:style-name="Text_20_body">Возможны следующие типы тэгов:</text:p>
        <text:list xml:id="list35423723" text:continue-numbering="true" text:style-name="RTF_5f_Num_20_2">
          <text:list-item>
            <text:p text:style-name="P26">Число</text:p>
          </text:list-item>
          <text:list-item>
            <text:p text:style-name="P26">Строка</text:p>
          </text:list-item>
          <text:list-item>
            <text:p text:style-name="P26">Дата</text:p>
          </text:list-item>
          <text:list-item>
            <text:p text:style-name="P26">Логический</text:p>
          </text:list-item>
          <text:list-item>
            <text:p text:style-name="P26">Перечисление</text:p>
          </text:list-item>
        </text:list>
        <text:p text:style-name="Heading_20_3"><text:bookmark-start text:name="_Toc176954647"/>Документооборот<text:bookmark-end text:name="_Toc176954647"/></text:p>
        <text:p text:style-name="Text_20_body">С персоналиями может быть связан специализированный номер, позволяющий быстро открыть папку с файлами, соответствующими этой персоналии.</text:p>
        <text:p text:style-name="Heading_20_3"><text:bookmark-start text:name="_Toc176954648"/>Отношения персоналий<text:bookmark-end text:name="_Toc176954648"/></text:p>
        <text:p text:style-name="Text_20_body">Механизм установки направленных отношений между персоналиями. Позволяет связать между собой две и более персоналии посредством заранее настроенных типов отношений.</text:p>
        <text:p text:style-name="Text_20_body">Кроме чисто информационного значения (вы всегда можете определить в каких отношениях с другими находится заданная персоналия), эта технология дает дополнительные возможность в организации взаимозачетов и анализе данных.</text:p>
        <text:p text:style-name="Heading_20_3"><text:bookmark-start text:name="_Toc176954649"/>Персональные операции<text:bookmark-end text:name="_Toc176954649"/></text:p>
        <text:p text:style-name="Text_20_body">Персональные операции позволяют хронологически учитывать любые события, происходящие с персоналией. Это может быть использовано для управления кадрами, управления взаимоотношениями с клиентами и т.д.</text:p>
        <text:p text:style-name="Text_20_body">Технология персональных операций не только позволяет фиксировать события по персоналиям, но и может автоматически формировать атрибуты персоналии в зависимости от конфигурации вида персональной операции, к которой относится то или иное событие, а также фиксировать даты в штатных календарях.</text:p>
        <text:p text:style-name="Heading_20_3"><text:bookmark-start text:name="_Toc176954650"/>Специфические операции с персоналиями<text:bookmark-end text:name="_Toc176954650"/></text:p>
        <text:p text:style-name="P2">Поиск аналога</text:p>
        <text:p text:style-name="Text_20_body">Поиск аналога персоналии по имени (в том числе по нечеткому соответствию)</text:p>
        <text:p text:style-name="Heading_20_4"><text:bookmark-start text:name="_Toc176954652"/>Объединение персоналий<text:bookmark-end text:name="_Toc176954652"/></text:p>
        <text:p text:style-name="Text_20_body">Перенос всех ссылок в базе данных с одной персоналии на другую с (необязательным) удалением освободившейся персоналии</text:p>
        <text:p text:style-name="Heading_20_4"><text:bookmark-start text:name="_Toc176954653"/>Выборка персоналий по отсутствующему атрибуту<text:bookmark-end text:name="_Toc176954653"/> </text:p>
        <text:p text:style-name="Heading_20_4"><text:bookmark-start text:name="_Toc176954654"/>Импорт справочника персоналий<text:bookmark-end text:name="_Toc176954654"/></text:p>
        <text:p text:style-name="Text_20_body">Настраиваемый импорт элементов справочника из файла формата <text:span text:style-name="T3">DBF</text:span>.</text:p>
        <text:p text:style-name="Heading_20_2"><draw:frame draw:style-name="fr2" draw:name="Графический объект2" text:anchor-type="paragraph" svg:x="4.581cm" svg:y="0.141cm" svg:width="10.089cm" svg:height="9.359cm" draw:z-index="1"><draw:image xlink:href="../../Pict/PNG/dlg-028.png" xlink:type="simple" xlink:show="embed" xlink:actuate="onLoad"/></draw:frame><text:bookmark-start text:name="_Toc176954656"/><text:soft-page-break/>Справочник товаров<text:bookmark-end text:name="_Toc176954656"/></text:p>
        <text:p text:style-name="Text_20_body"/>
        <text:p text:style-name="Text_20_body">Объект «Товар» содержит следующие атрибуты:</text:p>
        <text:list xml:id="list35438376" text:continue-numbering="true" text:style-name="RTF_5f_Num_20_2">
          <text:list-item>
            <text:p text:style-name="P26">Наименование (строка длиной до <text:span text:style-name="T3">127</text:span> символов)</text:p>
          </text:list-item>
          <text:list-item>
            <text:p text:style-name="P26">Сокращение (строка длиной до <text:span text:style-name="T3">127</text:span> символов), используемое в списках</text:p>
          </text:list-item>
          <text:list-item>
            <text:p text:style-name="P26">Обыкновенная группа, которой принадлежит товар. <text:line-break/>Группы – иерархические с произвольной <text:s/>вложенностью.<text:line-break/>Проверка на отсутствие циклов в иерархии групп – автоматическая.</text:p>
          </text:list-item>
          <text:list-item>
            <text:p text:style-name="P26">Производитель: персоналия или государство.</text:p>
          </text:list-item>
          <text:list-item>
            <text:p text:style-name="P26">Брэнд: торговая марка товара, для которой, в свою очередь, может быть указан владелец.</text:p>
          </text:list-item>
          <text:list-item>
            <text:p text:style-name="P26">Две единицы измерения: торговая и физическая. Если физическая единица задана, то система требует ввода соотношения, по которому рассчитывается количество физических единиц, участвующих в той или иной операции, либо присутствующих на остатке. <text:line-break/>Учет ведется в торговых единицах.<text:line-break/>Возможно ведение независимого учета в торговых и физических единицах одновременно. При этом количество физических единиц не рассчитываются по соотношению, а вводится непосредственно для каждой операции.<text:line-break/>Емкости упаковки учитывается независимо от единиц измерения.</text:p>
          </text:list-item>
          <text:list-item>
            <text:p text:style-name="P26">Штрихкод: символьное поле длиной до 15 символов, являющееся номенклатурным номером товара (не путать с серийными номерами, которые ассоциируются с лотами).<text:line-break/>Товар может содержать один или несколько штрихкодов. Штрихкоды уникальны – в справочнике не может быть более одного кода с одним номером.<text:line-break/>Система позволяет автоматически формировать уникальный штрихкод по одному из заранее заданных шаблонов.<text:line-break/>Вы можете указывать штрихкод как с контрольной цифрой так и без нее (но для всех товаров одинаково), в обоих случаях система работает правильно, кроме того, встроены возможности позволяющие генерировать контрольную цифру «на лету».</text:p>
          </text:list-item>
          <text:list-item>
            <text:p text:style-name="P26">Артикулы: коды товара, ассоциированные с контрагентами (поставщиками, покупателями и т.д.). Один товар может содержать произвольное количество артикулов, но каждый из них связан с собственным контрагентом. То есть, один товар не может содержать два артикула, связанные с одним контрагентом. Коды артикулов уникальны в пределах одного контрагента.</text:p>
          </text:list-item>
          <text:list-item>
            <text:p text:style-name="P26">Тип товара: специальный параметр, определяющий принадлежность товара заданному типу, который специфицирует особенности товарного и бухгалтерского учета номенклатурной позиции. <text:span text:style-name="T3">Papyrus</text:span> не оперирует жесткими понятиями «товар-услуга-основное средство». Вместо этого, для товара определяется принадлежность типу, в котором, в частности, может быть указано, что этот тип предопределяет товар как неограниченный ресурс – то есть, ресурс, который не учитывается на остатке. Кроме того, тип товара, определяет типы сумм, по которым операции с этим товаром суммируются в документах.</text:p>
          </text:list-item>
          <text:list-item>
            <text:p text:style-name="P26">Налоговая группа: объект, управляющий схемой налогообложения операций с товаром. Налогообложение таких операций может быть поставлено в зависимость от вида операции и даты <text:soft-page-break/>операции. Налоговая группа определяет следующие налоги: НДС, акциз, налог с продаж. Порядок начисления этих налогов – настраиваемый.</text:p>
          </text:list-item>
          <text:list-item>
            <text:p text:style-name="P26">Класс товара: объект, управляющий специальными атрибутами товара. Применяется, как правило, <text:s/>для четко специфицированных категорий товаров, чаще всего в производстве, а также в торговле узким, хорошо классифицированным ассортиментом, как то: обувь, металлопрокат и т.д.</text:p>
          </text:list-item>
          <text:list-item>
            <text:p text:style-name="P26">Структура определяет: </text:p>
            <text:list>
              <text:list-item>
                <text:p text:style-name="P26">состав изделия для комплектации или производства (<text:span text:style-name="T3">BOM</text:span>); </text:p>
              </text:list-item>
              <text:list-item>
                <text:p text:style-name="P26">состав изделия для разукомплектации (разборки);</text:p>
              </text:list-item>
              <text:list-item>
                <text:p text:style-name="P26">подстановку вместо этого товара других товаров при производстве или компенсации дефицита по кассовым сессиям (подстановочные структуры);</text:p>
              </text:list-item>
              <text:list-item>
                <text:p text:style-name="P26">дозаполнение товарного документа товарными позициями, которые являются неотъемлемой частью товара, но учитываются отдельно (например, бутылка и ящик вместе с пивом). Это – так называемые, частичные структуры. </text:p>
              </text:list-item>
              <text:list-item>
                <text:p text:style-name="P26">специализированное использование структуры как схемы начисления подарка при продаже товаров через кассу (при использовании собственного кассового модуля).</text:p>
              </text:list-item>
            </text:list>
          </text:list-item>
          <text:list-item>
            <text:p text:style-name="P26">Один товар может быть связан только с одной структурой, однако, структура может быть сложной (множественной), благодаря чему, фактически, для одного товара можно определить произвольное число различных структур.<text:line-break/>Структура товара может быть именованной, то есть, множество товаров могут совместно использовать одну структуру (возможно, сложную).</text:p>
          </text:list-item>
          <text:list-item>
            <text:p text:style-name="P26">Тэги (хорошо структурированные пользовательские атрибуты).</text:p>
          </text:list-item>
          <text:list-item>
            <text:p text:style-name="P26">Дополнительные опциональные поля товара: </text:p>
            <text:list>
              <text:list-item>
                <text:p text:style-name="P26">5 текстовых полей длиной до <text:span text:style-name="T3">511</text:span> символов каждое</text:p>
              </text:list-item>
              <text:list-item>
                <text:p text:style-name="P26">емкость упаковки поставки</text:p>
              </text:list-item>
              <text:list-item>
                <text:p text:style-name="P26">масса брутто одной упаковки поставки</text:p>
              </text:list-item>
              <text:list-item>
                <text:p text:style-name="P26">габаритные размеры одной упаковки поставки</text:p>
              </text:list-item>
              <text:list-item>
                <text:p text:style-name="P26">срок годности в днях</text:p>
              </text:list-item>
              <text:list-item>
                <text:p text:style-name="P26">минимальный остаток <text:span text:style-name="T1">дифференцированный по </text:span>складам</text:p>
              </text:list-item>
              <text:list-item>
                <text:p text:style-name="P27">параметры загрузки на паллет с дифференциацией по типам паллет</text:p>
              </text:list-item>
            </text:list>
          </text:list-item>
        </text:list>
        <text:p text:style-name="Heading_20_3"><text:bookmark-start text:name="_Toc176954657"/>Дополнительные средства классификации товаров<text:bookmark-end text:name="_Toc176954657"/></text:p>
        <text:list xml:id="list35451724" text:continue-numbering="true" text:style-name="RTF_5f_Num_20_2">
          <text:list-item>
            <text:p text:style-name="P26">Альтернативные группы: группы, которые в отчетах и при подборе товаров ведут себя как обыкновенные группы, но при этом, в отличие от обыкновенных групп, не ограничены правилом «одна и только одна». Таким образом, любой товар может принадлежать любому количеству альтернативных групп. Каждый товар, принадлежащий альтернативной группе, имеет жесткую связку в базе данных с этой альтернативной группой. Эта привязка имеет свой, уникальный внутри группы, номер.</text:p>
          </text:list-item>
          <text:list-item>
            <text:p text:style-name="P26">Динамические альтернативные группы: альтернативные группы, привязка товаров к которым устанавливается не жестко, как в случае с простыми альтернативными группами, а через фильтр. То есть, динамическая альтернативная группа имеет товарный фильтр, а система автоматически определяет выборку товаров, принадлежащую этой группе на основе фильтра. Поведение динамических альтернативных групп в отчетах и в списках выбора эквивалентно поведению обыкновенных и простых альтернативных групп.</text:p>
          </text:list-item>
          <text:list-item>
            <text:p text:style-name="P26">Группы-папки с непересекающимися альтернативными группами: группы верхнего уровня, внутри которых находятся простые альтернативные группы (эксклюзивные альтернативные группы). Система следит <text:s/>за тем, чтобы ни один товар не принадлежал более чем одной альтернативной группе, принадлежащей такой группе-папке. Соответственно, в отчетах пользователь может видеть группировку товарных операций, соответствующую эксклюзивным альтернативным группам.</text:p>
          </text:list-item>
          <text:list-item>
            <text:p text:style-name="P26">Обобщенный товар: товар, объединяющий множество обыкновенных товаров. Принадлежность обыкновенного товара обобщенному ограничивается правилом «один товар принадлежит не более чем одному обобщенному товару». Обобщенные товары являются как инструментом <text:soft-page-break/>классификации, используемым в отчетах, так и средством подстановки отсутствующих товаров при производстве и в кассовых сессиях. Последнее применение устарело и вместо него мы рекомендуем использовать подстановочные структуры, как средство, обеспечивающее большую управляемость.</text:p>
          </text:list-item>
        </text:list>
        <text:p text:style-name="Heading_20_3"><text:bookmark-start text:name="_Toc176954658"/>Специфические операции с товарами<text:bookmark-end text:name="_Toc176954658"/></text:p>
        <text:p text:style-name="Heading_20_4"><text:bookmark-start text:name="_Toc176954659"/>Объединение товаров<text:bookmark-end text:name="_Toc176954659"/></text:p>
        <text:p text:style-name="Text_20_body">Перенос всех ссылок в базе данных с одного товара на другой с (необязательным) удалением освобожденного товара.</text:p>
        <text:p text:style-name="Heading_20_4"><text:bookmark-start text:name="_Toc176954660"/>Поиск и замена наименований товаров<text:bookmark-end text:name="_Toc176954660"/></text:p>
        <text:p text:style-name="Heading_20_4"><text:bookmark-start text:name="_Toc176954661"/>Перенос выборки товаров в любую товарную группу<text:bookmark-end text:name="_Toc176954661"/></text:p>
        <text:p text:style-name="Heading_20_4"><text:bookmark-start text:name="_Toc176954662"/>Нечеткий поиск наименований товаров<text:bookmark-end text:name="_Toc176954662"/></text:p>
        <text:p text:style-name="Heading_20_4"><text:bookmark-start text:name="_Toc176954663"/>Фильтрация списка товаров по длине штрихкода<text:bookmark-end text:name="_Toc176954663"/></text:p>
        <text:p text:style-name="Heading_20_4"><text:bookmark-start text:name="_Toc176954664"/>Импорт/экспорт справочника товаров<text:bookmark-end text:name="_Toc176954664"/></text:p>
        <text:p text:style-name="Text_20_body">Настраиваемые импорт и экспорт элементов справочника товаров в форматах: <text:span text:style-name="T3">DBF, </text:span><text:span text:style-name="T1">текстовый, </text:span><text:span text:style-name="T3">XML, Microsoft Excel.</text:span></text:p>
        <text:p text:style-name="Heading_20_3"><text:bookmark-start text:name="_Toc176954665"/>Товарная матрица<text:bookmark-end text:name="_Toc176954665"/></text:p>
        <text:p text:style-name="Text_20_body">Специализированная технология, позволяющая ограничивать список товаров, доступных для работы по подразделениям предприятия. Особенно полезна в сетях розничной торговли, если каждый магазин должен оперировать лишь частью общей товарной номенклатуры.</text:p>
        <text:p text:style-name="Heading_20_3"><text:bookmark-start text:name="_Toc176954666"/>Товарные корзины<text:bookmark-end text:name="_Toc176954666"/></text:p>
        <text:p text:style-name="Text_20_body">Товарные корзины – это универсальные именованные коллекции товаров, с каждой из которых ассоциированы дополнительные величины количества, цены, и другие. Инфраструктура системы позволяет использовать товарные корзины для переноса выборок товаров между документами, из отчетов в документы, между разделами базы данных. Являясь не более чем сервисным инструментом, поскольку не выполняет никаких учетных функций, товарная корзина значительно облегчает многие ежедневные операции специалистов предприятия. </text:p>
        <text:p text:style-name="Text_20_body">Любой отчет, в котором присутствуют ссылки на товары, позволяет перенести выбранный товар в заданную корзину.</text:p>
        <text:p text:style-name="Text_20_body">Любая сущность (товарный документ, инвентаризация, прайс-лист и т.д.), в которую можно добавлять данные, связанные с товарами, позволяет делать это, кроме всего прочего, с помощью товарных корзин.</text:p>
        <text:p text:style-name="P5"><text:bookmark-start text:name="_Toc176954667"/>Логистика<text:bookmark-end text:name="_Toc176954667"/></text:p>
        <text:p text:style-name="Heading_20_3"><text:bookmark-start text:name="_Toc176954668"/>Учетная политика<text:bookmark-end text:name="_Toc176954668"/></text:p>
        <text:p text:style-name="Heading_20_4"><text:bookmark-start text:name="_Toc176954669"/>Партионный учет<text:bookmark-end text:name="_Toc176954669"/></text:p>
        <text:list xml:id="list35447565" text:continue-numbering="true" text:style-name="RTF_5f_Num_20_2">
          <text:list-item>
            <text:p text:style-name="P26">Все операции по лимитированным товарам привязаны к партиям (лотам). </text:p>
          </text:list-item>
          <text:list-item>
            <text:p text:style-name="P26">При передаче товара между складами формируются порожденные лоты, таким образом, по любому лоту система «знает» подробную информацию о движении, даже если товар перемещался сколько угодно раз между складами.</text:p>
          </text:list-item>
          <text:list-item>
            <text:p text:style-name="P26">Нелимитированные номенклатурные позиции (услуги, специфические товары: вода, песок в карьере и т.д.) учитываются без привязки к партиям, поскольку учет остатков по ним не ведется.</text:p>
          </text:list-item>
        </text:list>
        <text:p text:style-name="Heading_20_4"><text:bookmark-start text:name="_Toc176954670"/>Учетные цены<text:bookmark-end text:name="_Toc176954670"/></text:p>
        <text:p text:style-name="Text_20_body">Учетные цены поступления и реализации: каждый лот имеет фиксированные учетные цены поступления и <text:soft-page-break/>реализации. Система не допускает произвольных модификаций учетных цен. Их изменение возможно только средствами документов переоценки, что обеспечивает сходимость товарного и бухгалтерского учетов.</text:p>
        <text:p text:style-name="Text_20_body">Отличие цены расхода от учетной цены фиксируется отдельно. Таким образом, система позволяет видеть точную картину расхождения между учетными суммами и фактическими суммами товарооборота.</text:p>
        <text:p text:style-name="Heading_20_4"><text:bookmark-start text:name="_Toc176954671"/>Непрерывность учета<text:bookmark-end text:name="_Toc176954671"/></text:p>
        <text:p text:style-name="Text_20_body">В системе не применяется понятие учетного периода. Документ может быть проведен или перепроведен любой датой, если пользователь имеет на это права и не возникает объективного нарушения целостности учета. </text:p>
        <text:p text:style-name="P12">Склады</text:p>
        <text:p text:style-name="P8"><text:span text:style-name="T2">Иерархический</text:span> справочник складов</text:p>
        <text:p text:style-name="P8">Отчеты по произвольной выборке складов</text:p>
        <text:p text:style-name="Heading_20_3"><text:bookmark-start text:name="_Toc176954672"/>Закупки<text:bookmark-end text:name="_Toc176954672"/></text:p>
        <text:p text:style-name="Heading_20_4"><text:bookmark-start text:name="_Toc176954673"/>Заказ товаров поставщикам<text:bookmark-end text:name="_Toc176954673"/></text:p>
        <text:p text:style-name="Text_20_body">Заказ товаров поставщику реализуется средствами драфт-документов (то есть, неучетных документов, на основании которых можно быстро создать учетные с возможностью сравнения одного с другим). В этом документе, наряду с обычными для документов реквизитов, отражаются позиции, которые менеджер заказал поставщику и срок ожидаемого поступления товаров по этому заказу.</text:p>
        <text:p text:style-name="Heading_20_4"><text:bookmark-start text:name="_Toc176954674"/>Приход товаров от поставщиков<text:bookmark-end text:name="_Toc176954674"/></text:p>
        <text:list xml:id="list35433535" text:continue-numbering="true" text:style-name="RTF_5f_Num_20_2">
          <text:list-item>
            <text:p text:style-name="P26">Произвольное количество видов операций прихода</text:p>
          </text:list-item>
          <text:list-item>
            <text:p text:style-name="P26">Формирование документа на основании драфт-документа закупки</text:p>
          </text:list-item>
          <text:list-item>
            <text:p text:style-name="P26">Сравнение по позициям документа прихода с драфт-документом, на основании которого он сформирован</text:p>
          </text:list-item>
          <text:list-item>
            <text:p text:style-name="P26">Подбор товара: </text:p>
            <text:list>
              <text:list-item>
                <text:p text:style-name="P26">Из списка</text:p>
              </text:list-item>
              <text:list-item>
                <text:p text:style-name="P26">По штрихкоду</text:p>
              </text:list-item>
              <text:list-item>
                <text:p text:style-name="P26">По серийному номеру</text:p>
              </text:list-item>
              <text:list-item>
                <text:p text:style-name="P26">По наименованию (в том числе нечеткий поиск)</text:p>
              </text:list-item>
            </text:list>
          </text:list-item>
          <text:list-item>
            <text:p text:style-name="P26">Атрибуты строки документа прихода</text:p>
            <text:list>
              <text:list-item>
                <text:p text:style-name="P26">Товар</text:p>
              </text:list-item>
              <text:list-item>
                <text:p text:style-name="P26">Емкость упаковки</text:p>
              </text:list-item>
              <text:list-item>
                <text:p text:style-name="P26">Количество</text:p>
              </text:list-item>
              <text:list-item>
                <text:p text:style-name="P26">Валютная цена поступления (для валютных документов)</text:p>
              </text:list-item>
              <text:list-item>
                <text:p text:style-name="P26">Учетная цена поступления. Эта цена может быть указана без НДС. В таком случае дальнейший учет по лоту будет вестись в соответствии с этим признаком.</text:p>
              </text:list-item>
              <text:list-item>
                <text:p text:style-name="P26">Учетная цена реализации</text:p>
              </text:list-item>
              <text:list-item>
                <text:p text:style-name="P26">Входящая налоговая группа (если налогообложение товара по счету-фактуре отличается от того, которое применяется при продаже)</text:p>
              </text:list-item>
              <text:list-item>
                <text:p text:style-name="P26">Серийный номер партии (опция автоматической генерации по шаблону)</text:p>
              </text:list-item>
              <text:list-item>
                <text:p text:style-name="P26">Срок годности лота</text:p>
              </text:list-item>
              <text:list-item>
                <text:p text:style-name="P26">Сертификат</text:p>
              </text:list-item>
              <text:list-item>
                <text:p text:style-name="P26">ГТД</text:p>
              </text:list-item>
              <text:list-item>
                <text:p text:style-name="P26">Произвольный набор тэгов лота (предварительно определенные пользовательские поля)</text:p>
              </text:list-item>
            </text:list>
          </text:list-item>
          <text:list-item>
            <text:p text:style-name="P26"><text:soft-page-break/>Дополнительные опции при вводе строки документа прихода</text:p>
            <text:list>
              <text:list-item>
                <text:p text:style-name="P26">Автоматический расчет учетной цены реализации по цене поступления на основе сохраняемого процента наценки. При этом возможны различные варианты округления вплоть до вычисления цена реализации, кратной ставке НДС.</text:p>
              </text:list-item>
              <text:list-item>
                <text:p text:style-name="P26">Пересчет суммарной стоимости партии в цену единицы</text:p>
              </text:list-item>
              <text:list-item>
                <text:p text:style-name="P26">Пересчет физических единиц в торговые</text:p>
              </text:list-item>
            </text:list>
          </text:list-item>
          <text:list-item>
            <text:p text:style-name="P26">Массовая расценка всех строк приходного документа на основе заданной котировки</text:p>
          </text:list-item>
          <text:list-item>
            <text:p text:style-name="P26">Настраиваемый импорт приходных накладных из файлов различных форматов</text:p>
          </text:list-item>
          <text:list-item>
            <text:p text:style-name="P26">Собственная технология <text:span text:style-name="T3">CHARRY</text:span> для обмена товарными документами между поставщиком и покупателем</text:p>
          </text:list-item>
          <text:list-item>
            <text:p text:style-name="P26">Использование терминалов сбора данных для ускорения ввода приходных документов</text:p>
          </text:list-item>
        </text:list>
        <text:p text:style-name="Heading_20_4">Распределение общих затрат на себестоимость отдельных позиций</text:p>
        <text:p text:style-name="Text_20_body">Общие затраты по документу, такие как транспортные расходы, погрузочно-разгрузочные работы и тд., могут быть распределены по товарным позициям документа пропорционально заданному параметру.</text:p>
        <text:p text:style-name="Text_20_body">Аналогично, могут быть распределены на себестоимость бонусы от поставщика и прочие «отрицательные» издержки.</text:p>
        <text:p text:style-name="Heading_20_4"><text:bookmark-start text:name="_Toc176954675"/>Учет по агенту поставщика</text:p>
        <text:p text:style-name="Text_20_body">С документом прихода от поставщика может быть сопоставлен агент. В этом случае система позволяет анализировать приходы и расходы товаров в разрезе агента поставщика.</text:p>
        <text:p text:style-name="Text_20_body">Эта опция позволяет организовать эффективный учет и анализ данных, например, для схем комиссионной торговли.</text:p>
        <text:p text:style-name="Heading_20_4">Соглашения с поставщиками<text:bookmark-end text:name="_Toc176954675"/></text:p>
        <text:p text:style-name="Text_20_body">Соглашения с поставщиками регламентируют сроки поступления товаров, периоды оплаты, предельные объемы возвратов и другие параметры взаимоотношений.</text:p>
        <text:p text:style-name="Heading_20_4"><text:bookmark-start text:name="_Toc176954676"/>Управление ценами закупа<text:bookmark-end text:name="_Toc176954676"/></text:p>
        <text:p text:style-name="Text_20_body">При переговорах с поставщиками по ценам закупа на товары, менеджеры могут пользоваться возможностями анализа цен по предыдущим приходам этого товара либо его аналогов от разных поставщиков.</text:p>
        <text:p text:style-name="Text_20_body">После достижения договоренностей, их можно зафиксировать в контрактных ценах, благодаря чему, в дальнейшем появляется возможность контролировать поставщика на предмет выполнения его обязательств. </text:p>
        <text:p text:style-name="Text_20_body">Контрактные цены определяются в абсолютном выражении с предельными процентными допусками изменений в нижнюю и верхнюю стороны.</text:p>
        <text:p text:style-name="Text_20_body">Специальный отчет об изменениях цен позволяет охватить картину ценового разброса по различным товарам и магазинам (филиалам).</text:p>
        <text:p text:style-name="Heading_20_3"><text:bookmark-start text:name="_Toc176954677"/>Продажи<text:bookmark-end text:name="_Toc176954677"/></text:p>
        <text:p text:style-name="Heading_20_4"><text:bookmark-start text:name="_Toc176954678"/>Заказы от покупателей<text:bookmark-end text:name="_Toc176954678"/></text:p>
        <text:list xml:id="list35426441" text:continue-numbering="true" text:style-name="RTF_5f_Num_20_2">
          <text:list-item>
            <text:p text:style-name="P26">Документы заказов от покупателей являются сложными объектами, позволяющими организовать учет заказов и отгрузок по ним в отношении многие-ко-многим. То есть, один заказ, может быть обслужен многими документами отгрузки, равно как и один документ отгрузки может обслуживать несколько документов заказов.</text:p>
          </text:list-item>
          <text:list-item>
            <text:p text:style-name="P26">Резервирующие и не резервирующие заказы. В базе данных может быть настроено более одной операции заказов. При этом для вида операции заказа можно задать требование резервирования остатков. В этом случае, система будет ограничивать отгрузку зарезервированного товара без привязки к такому заказу.</text:p>
          </text:list-item>
          <text:list-item>
            <text:p text:style-name="P26">Анализ заказов и отгрузок по ним</text:p>
          </text:list-item>
          <text:list-item>
            <text:p text:style-name="P26">Учет заказанной номенклатуры при расчете отчетов</text:p>
          </text:list-item>
        </text:list>
        <text:p text:style-name="Heading_20_4"><text:bookmark-start text:name="_Toc176954679"/><text:soft-page-break/>Отгрузка<text:bookmark-end text:name="_Toc176954679"/></text:p>
        <text:p text:style-name="Heading_20_4"><text:bookmark-start text:name="_Toc176954680"/>Возвраты<text:bookmark-end text:name="_Toc176954680"/></text:p>
        <text:list xml:id="list35440775" text:continue-numbering="true" text:style-name="RTF_5f_Num_20_2">
          <text:list-item>
            <text:p text:style-name="P26">Привязанные возвраты – документы, связанные с документами отгрузки в отношении многие-к-одному (к одному документу отгрузки может быть привязано несколько документов возврата, но документ возврата привязан только к одному документу отгрузки).<text:line-break/>Такая схема обеспечивает контроль соответствия возвращаемых номенклатурных позиций отгруженным, в том числе, по количеству и цене. <text:line-break/>Связанный возвратный документ автоматически снижает задолженность по документу отгрузки.</text:p>
          </text:list-item>
          <text:list-item>
            <text:p text:style-name="P26">Не привязанные возвраты – свободные документы прихода по тому же контрагенту, что и соответствующие документы отгрузки. По сравнению с привязанными возвратами имеют то преимущество, что одним таким документом можно оформить возврат, отгруженный несколькими документами. Недостатки очевидны – отсутствие контроля соответствия, необходимость в дополнительном документе зачета для учета задолженности.</text:p>
          </text:list-item>
        </text:list>
        <text:p text:style-name="Heading_20_4"><text:bookmark-start text:name="_Toc176954681"/>Соглашения с покупателями<text:bookmark-end text:name="_Toc176954681"/></text:p>
        <text:p text:style-name="Heading_20_4"><text:bookmark-start text:name="_Toc176954682"/>Управление ценообразованием<text:bookmark-end text:name="_Toc176954682"/></text:p>
        <text:list xml:id="list35439805" text:continue-numbering="true" text:style-name="RTF_5f_Num_20_2">
          <text:list-item>
            <text:p text:style-name="P26">Привязка ценовых каналов к контрагентам</text:p>
          </text:list-item>
          <text:list-item>
            <text:p text:style-name="P26">Установка зависимости цен от склада отгрузки</text:p>
          </text:list-item>
          <text:list-item>
            <text:p text:style-name="P26">Относительные цены (зависящие от учетных цен поступления или реализации)</text:p>
          </text:list-item>
          <text:list-item>
            <text:p text:style-name="P27">Настраиваемая техника ограничения цен сверху либо снизу по сложным (в том числе таблично-управляемым) формулам (для блокировки выхода за границы, определенные законодательно либо внутренним менеджментом).</text:p>
          </text:list-item>
        </text:list>
        <text:p text:style-name="Heading_20_4"><text:bookmark-start text:name="_Toc176954683"/>Продажи через торговых агентов<text:bookmark-end text:name="_Toc176954683"/></text:p>
        <text:list xml:id="list35433336" text:continue-numbering="true" text:style-name="RTF_5f_Num_20_2">
          <text:list-item>
            <text:p text:style-name="P26">С товарным документов может быть связан агент, оказавший посредничество при продаже товара</text:p>
          </text:list-item>
          <text:list-item>
            <text:p text:style-name="P26">Покупатель может быть закреплен за торговым агентом</text:p>
          </text:list-item>
          <text:list-item>
            <text:p text:style-name="P26">Возможность настройки бухгалтерских проводок, отражающих комиссионное вознаграждение агентам</text:p>
          </text:list-item>
          <text:list-item>
            <text:p text:style-name="P26">Фильтрация документов по агентам</text:p>
          </text:list-item>
          <text:list-item>
            <text:p text:style-name="P26">Анализ задолженности по контрагентам в разрезе агентов</text:p>
          </text:list-item>
          <text:list-item>
            <text:p text:style-name="P26">Большинство отчетов, анализирующих товарооборот, позволяют фильтровать и группировать данные по торговым агентам </text:p>
          </text:list-item>
        </text:list>
        <text:p text:style-name="Heading_20_4"><text:bookmark-start text:name="_Toc176954684"/>Планы продаж<text:bookmark-end text:name="_Toc176954684"/></text:p>
        <text:p text:style-name="Heading_20_4"><text:bookmark-start text:name="_Toc176954685"/>Управление отгрузкой (фрахт)<text:bookmark-end text:name="_Toc176954685"/></text:p>
        <text:p text:style-name="Heading_20_4"><text:bookmark-start text:name="_Toc176954686"/>Печать первичных документов<text:bookmark-end text:name="_Toc176954686"/></text:p>
        <text:list xml:id="list35442018" text:continue-numbering="true" text:style-name="RTF_5f_Num_20_2">
          <text:list-item>
            <text:p text:style-name="P26">Накладная</text:p>
          </text:list-item>
          <text:list-item>
            <text:p text:style-name="P26">Счет-фактура</text:p>
          </text:list-item>
          <text:list-item>
            <text:p text:style-name="P26">Список сертификатов</text:p>
          </text:list-item>
          <text:list-item>
            <text:p text:style-name="P26">Товарно-транспортная накладная</text:p>
          </text:list-item>
          <text:list-item>
            <text:p text:style-name="P26">Кассовый чек с выводом на фискальный регистратор</text:p>
          </text:list-item>
          <text:list-item>
            <text:p text:style-name="P26">Произвольные формы</text:p>
          </text:list-item>
          <text:list-item>
            <text:p text:style-name="P26">Опция одновременного вывода на печать выборки первичных форм по одному документу</text:p>
          </text:list-item>
          <text:list-item>
            <text:p text:style-name="P26">Массовый вывод выбранной первичной формы по выборке документов</text:p>
          </text:list-item>
        </text:list>
        <text:p text:style-name="Heading_20_3"><text:bookmark-start text:name="_Toc176954687"/>Управление запасами<text:bookmark-end text:name="_Toc176954687"/></text:p>
        <text:p text:style-name="Heading_20_4"><text:bookmark-start text:name="_Toc176954688"/>Межскладские перемещения товаров<text:bookmark-end text:name="_Toc176954688"/></text:p>
        <text:list xml:id="list35450052" text:continue-numbering="true" text:style-name="RTF_5f_Num_20_2">
          <text:list-item>
            <text:p text:style-name="P26"><text:soft-page-break/>«Сдвоенные» операции межскладской передачи товаров (один документ – две транзакции: одна по складу отправителю, другая – по складу получателю)</text:p>
          </text:list-item>
          <text:list-item>
            <text:p text:style-name="P26">При использовании общего документа сохраняется наследование лотов: лот на складе-получателе наследует характеристики лота на складе-отправителе, которые не должны меняться при передаче товара со склада на склад (поставщик, ГТД, дата поступления в систему, и пр.)</text:p>
          </text:list-item>
          <text:list-item>
            <text:p text:style-name="P26">Опциональное разделение внутренних перемещений: Один документ расхода со склада-отправителя + один документ прихода на склад-получатель. Такая схема целесообразна только при значительном удалении складов друг от друга (время в пути более суток) или при строгом разделении ответственности по складам (получатель часто обнаруживает не то, что ему передал отправитель).</text:p>
          </text:list-item>
        </text:list>
        <text:p text:style-name="Heading_20_4"><text:bookmark-start text:name="_Toc176954689"/>Анализ товарных остатков</text:p>
        <text:list xml:id="list35432689" text:continue-numbering="true" text:style-name="RTF_5f_Num_20_2">
          <text:list-item>
            <text:p text:style-name="P26">Текущие остатки (с учетом всех операций)</text:p>
          </text:list-item>
          <text:list-item>
            <text:p text:style-name="P26">Расчет остатков на произвольную дату</text:p>
          </text:list-item>
          <text:list-item>
            <text:p text:style-name="P26">Фильтрация остатков по складу, списку складов, по всем складам</text:p>
          </text:list-item>
          <text:list-item>
            <text:p text:style-name="P26">Отчет об остатках раздельно по каждому складу (кросс-табулированная форма)</text:p>
          </text:list-item>
          <text:list-item>
            <text:p text:style-name="P26">Расчет остатков с учетом будущих поступлений</text:p>
          </text:list-item>
          <text:list-item>
            <text:p text:style-name="P26">Множество прочих критериев фильтрации и группировки отчета</text:p>
          </text:list-item>
          <text:list-item>
            <text:p text:style-name="P26">Технология индексации остатков по лотам, кратно ускоряющая расчет остатков на дату (актуально для больших предприятий, оперирующих обширной номеклатурой товаров).</text:p>
          </text:list-item>
        </text:list>
        <text:p text:style-name="Heading_20_4">Анализ продаж<text:bookmark-end text:name="_Toc176954689"/></text:p>
        <text:p text:style-name="Heading_20_4"><text:bookmark-start text:name="_Toc176954690"/>Прогнозирование спроса<text:bookmark-end text:name="_Toc176954690"/></text:p>
        <text:p text:style-name="Text_20_body">Мощная технология прогнозирования спроса и анализа статистики продаж с критериями надежности прогноза и множеством опций автоматического расчета заказа поставщику.</text:p>
        <text:p text:style-name="Heading_20_4"><text:bookmark-start text:name="_Toc176954691"/>Механизм внутренних заказов</text:p>
        <text:p text:style-name="Text_20_body">Технология управления заказами имеет эффективное применение в организации внутренней логистики предприятия. При этом заказы принимаются от подразделений и обрабатываются на одном из централизованных складов.</text:p>
        <text:p text:style-name="Heading_20_4">Инвентаризация<text:bookmark-end text:name="_Toc176954691"/></text:p>
        <text:list xml:id="list35448926" text:continue-numbering="true" text:style-name="RTF_5f_Num_20_2">
          <text:list-item>
            <text:p text:style-name="P26">Полная инвентаризация</text:p>
          </text:list-item>
          <text:list-item>
            <text:p text:style-name="P26">Частичная инвентаризация</text:p>
          </text:list-item>
          <text:list-item>
            <text:p text:style-name="P26">Инвентаризация по серийным номерам</text:p>
          </text:list-item>
          <text:list-item>
            <text:p text:style-name="P26">Автозаполнение документов инвентаризации</text:p>
          </text:list-item>
          <text:list-item>
            <text:p text:style-name="P26">Применение терминалов сбора данных</text:p>
          </text:list-item>
        </text:list>
        <text:p text:style-name="Heading_20_3"><text:bookmark-start text:name="_Toc176954692"/>Сборка/разборка<text:bookmark-end text:name="_Toc176954692"/></text:p>
        <text:p text:style-name="Heading_20_3"><text:bookmark-start text:name="_Toc176954693"/>Штриховое кодирование<text:bookmark-end text:name="_Toc176954693"/></text:p>
        <text:p text:style-name="Heading_20_4"><text:bookmark-start text:name="_Toc176954694"/>Номенклатурные штрихкоды<text:bookmark-end text:name="_Toc176954694"/></text:p>
        <text:list xml:id="list35439983" text:continue-numbering="true" text:style-name="RTF_5f_Num_20_2">
          <text:list-item>
            <text:p text:style-name="P26">С каждым товаром может быть связано любое количество штрихкодов</text:p>
          </text:list-item>
          <text:list-item>
            <text:p text:style-name="P26">Номенклатурные штрихкоды строго уникальны</text:p>
          </text:list-item>
          <text:list-item>
            <text:p text:style-name="P26">Автоматическая генерация уникальных номенклатурных штрихкодов по заранее заданным схемам. Количество схем – произвольное.</text:p>
          </text:list-item>
          <text:list-item>
            <text:p text:style-name="P26">Возможность вводить штрихкоды как с контрольной цифрой, так и без нее</text:p>
          </text:list-item>
          <text:list-item>
            <text:p text:style-name="P26">Встроенная технология печати этикеток на большинство наиболее популярных моделей специализированных принтеров штрихкодов (<text:span text:style-name="T3">Datamax</text:span>, <text:span text:style-name="T3">Zebra</text:span>).</text:p>
          </text:list-item>
          <text:list-item>
            <text:p text:style-name="P26"><text:soft-page-break/>Произвольное количество настраиваемых форматов этикеток для печати на принтерах штрихкодов</text:p>
          </text:list-item>
          <text:list-item>
            <text:p text:style-name="P26">Встроенный механизм загрузки локализованных шрифтов на принтеры <text:span text:style-name="T3">Datamax</text:span></text:p>
          </text:list-item>
          <text:list-item>
            <text:p text:style-name="P26">Генерация кодировки <text:span text:style-name="T3">EAN</text:span> и <text:span text:style-name="T3">UPC</text:span> для печати штрихкодов в отчетах</text:p>
          </text:list-item>
          <text:list-item>
            <text:p text:style-name="P26">Возможность выбрать товар по штрихкоду в любой точке пользовательского интерфейса, где может понадобиться выбор товара</text:p>
          </text:list-item>
          <text:list-item>
            <text:p text:style-name="P26">Адаптивный поиск товара по штрихкоду – с точностью до ведущих нулей и контрольной цифры</text:p>
          </text:list-item>
          <text:list-item>
            <text:p text:style-name="P26">Поиск товаров по частичному соответствию штрихкода</text:p>
          </text:list-item>
          <text:list-item>
            <text:p text:style-name="P26">Применение двумерных штрихкодов с указанием шаблона извлечения номенклатурного номера товара</text:p>
          </text:list-item>
          <text:list-item>
            <text:p text:style-name="P26">Загрузка данных о товаре с серверов <text:span text:style-name="T3">Universe-HTT </text:span><text:span text:style-name="T1">по наименованиям и штрихкодам.</text:span></text:p>
          </text:list-item>
        </text:list>
        <text:p text:style-name="Heading_20_4"><text:bookmark-start text:name="_Toc176954695"/>Серийные номера<text:bookmark-end text:name="_Toc176954695"/></text:p>
        <text:list xml:id="list35436209" text:continue-numbering="true" text:style-name="RTF_5f_Num_20_2">
          <text:list-item>
            <text:p text:style-name="P26">С каждым лотом может быть связан серийный номер – символьный код длиной до 23 знаков</text:p>
          </text:list-item>
          <text:list-item>
            <text:p text:style-name="P26">Автоматическая генерация уникальных серийных номеров по шаблонам</text:p>
          </text:list-item>
          <text:list-item>
            <text:p text:style-name="P26">Идентификация лотов и товаров по серийным номерам</text:p>
          </text:list-item>
          <text:list-item>
            <text:p text:style-name="P26">Печать серийных номеров на специализированные принтеры штрихкодов (кодировка <text:span text:style-name="T3">CODE</text:span>-39)</text:p>
          </text:list-item>
        </text:list>
        <text:p text:style-name="Heading_20_3">Автоматизация обмена документами и отчетами с контрагентами</text:p>
        <text:list xml:id="list35453502" text:continue-numbering="true" text:style-name="RTF_5f_Num_20_2">
          <text:list-item>
            <text:p text:style-name="P26">Настраиваемые форматы импорта/экспорта документов</text:p>
          </text:list-item>
          <text:list-item>
            <text:p text:style-name="P26">Артикулы товаров, ассоциированные с контрагентами</text:p>
          </text:list-item>
          <text:list-item>
            <text:p text:style-name="P26">Программные интерфейсы для независимой реализации технологий обмена данными</text:p>
          </text:list-item>
        </text:list>
        <text:p text:style-name="P5"><text:bookmark-start text:name="_Toc176954696"/>Мобильная торговля<text:bookmark-end text:name="_Toc176954696"/></text:p>
        <text:p text:style-name="Heading_20_3"><text:bookmark-start text:name="_Toc176954697"/>Система для работы торговых агентов <text:span text:style-name="T3">StyloPalm</text:span><text:bookmark-end text:name="_Toc176954697"/></text:p>
        <text:p text:style-name="Heading_20_4"><text:bookmark-start text:name="_Toc176954698"/>Реализованы варианты для платформ <text:span text:style-name="T3">PalmOS</text:span><text:span text:style-name="T1">,</text:span> <text:span text:style-name="T3">Windows</text:span> <text:span text:style-name="T3">Mobile </text:span><text:span text:style-name="T1">и </text:span><text:span text:style-name="T3">Android.</text:span></text:p>
        <text:p text:style-name="Heading_20_4">Учет заказов<text:bookmark-end text:name="_Toc176954698"/></text:p>
        <text:list xml:id="list35428238" text:continue-numbering="true" text:style-name="RTF_5f_Num_20_2">
          <text:list-item>
            <text:p text:style-name="P26">Гибкая ценовая политика по клиентам</text:p>
          </text:list-item>
          <text:list-item>
            <text:p text:style-name="P26">Учет адресов доставки</text:p>
          </text:list-item>
        </text:list>
        <text:p text:style-name="Heading_20_4"><text:bookmark-start text:name="_Toc176954699"/>Анализ долгов по клиентам<text:bookmark-end text:name="_Toc176954699"/></text:p>
        <text:p text:style-name="Heading_20_4"><text:bookmark-start text:name="_Toc176954700"/>Анализ продаж по клиентам и товарам<text:bookmark-end text:name="_Toc176954700"/></text:p>
        <text:p text:style-name="Heading_20_4"><text:bookmark-start text:name="_Toc176954701"/>Мерчендайзинг<text:bookmark-end text:name="_Toc176954701"/></text:p>
        <text:p text:style-name="Text_20_body">Внесение в КПК данных об остатках товаров на полках и складах клиента с последующей передачей этой информации в офис.</text:p>
        <text:p text:style-name="Heading_20_4"><text:bookmark-start text:name="_Toc176954702"/>Управление задачами<text:bookmark-end text:name="_Toc176954702"/></text:p>
        <text:p text:style-name="Heading_20_4"><text:bookmark-start text:name="_Toc176954703"/>Быстрый обмен данными с офисом по GPRS<text:bookmark-end text:name="_Toc176954703"/></text:p>
        <text:p text:style-name="Text_20_body">Технология обмена данными между подсистемой <text:span text:style-name="T3">StyloPalm</text:span> и системой <text:span text:style-name="T3">Papyrus</text:span> максимально адаптирована к узкому каналу обмена через <text:span text:style-name="T3">GPRS</text:span>. </text:p>
        <text:p text:style-name="P8"><text:span text:style-name="T2">Специализированный</text:span> сервис для загрузки изображений товаров с сервера <text:span text:style-name="T3">Universe-HTT (</text:span>только для устройств на платформе <text:span text:style-name="T3">Android).</text:span></text:p>
        <text:p text:style-name="Heading_20_4"><text:bookmark-start text:name="_Toc176954704"/>Глубокая интеграция с системой<text:bookmark-end text:name="_Toc176954704"/></text:p>
        <text:p text:style-name="P5"><text:bookmark-start text:name="_Toc176954705"/><text:soft-page-break/>Розничные продажи<text:bookmark-end text:name="_Toc176954705"/></text:p>
        <text:p text:style-name="Heading_20_3"><text:bookmark-start text:name="_Toc176954706"/>Взаимодействие с POS-подсистемами<text:bookmark-end text:name="_Toc176954706"/></text:p>
        <text:p text:style-name="P7">Интерфейс со следующими кассовыми модулями</text:p>
        <text:list xml:id="list2376332868507703219" text:style-name="L1">
          <text:list-item>
            <text:p text:style-name="P16"><text:span text:style-name="T3">Set</text:span>-<text:span text:style-name="T3">Retail</text:span></text:p>
          </text:list-item>
          <text:list-item>
            <text:p text:style-name="P16">Кристалл-УКМ</text:p>
          </text:list-item>
          <text:list-item>
            <text:p text:style-name="P16">СуперМаг-УКМ</text:p>
          </text:list-item>
          <text:list-item>
            <text:p text:style-name="P16">Атол</text:p>
          </text:list-item>
          <text:list-item>
            <text:p text:style-name="P16">Фронтол</text:p>
          </text:list-item>
          <text:list-item>
            <text:p text:style-name="P16">Петрович</text:p>
          </text:list-item>
          <text:list-item>
            <text:p text:style-name="P18">Штрих-М</text:p>
          </text:list-item>
        </text:list>
        <text:p text:style-name="Heading_20_4"><text:bookmark-start text:name="_Toc176954707"/>Собственный кассовый модуль<text:bookmark-end text:name="_Toc176954707"/></text:p>
        <text:p text:style-name="Text_20_body">Система имеет встроенный модуль рабочего места кассира с поддержкой <text:span text:style-name="T1">следующих вариантов печати чеков:</text:span></text:p>
        <text:list xml:id="list2758629305585883672" text:style-name="L2">
          <text:list-item>
            <text:p text:style-name="P21">фискальных регистраторов Штрих-ФР</text:p>
          </text:list-item>
          <text:list-item>
            <text:p text:style-name="P21">фискальных регистраторов Пирит</text:p>
          </text:list-item>
          <text:list-item>
            <text:p text:style-name="P21">эмулятором кассового аппарата (при ручном пробитии чека на независимом от компьютера кассовом аппарате).</text:p>
          </text:list-item>
          <text:list-item>
            <text:p text:style-name="P21"><text:span text:style-name="T1">использование в качестве чекового принтера любого </text:span><text:span text:style-name="T3">Windows-</text:span><text:span text:style-name="T1">совместимого принтера</text:span></text:p>
          </text:list-item>
          <text:list-item>
            <text:p text:style-name="P19">использование универсального драйвера торгового оборудования Атол</text:p>
          </text:list-item>
        </text:list>
        <text:p text:style-name="Text_20_body">Собственный кассовый модуль поддерживает полный набор требований по эргономике, управлению скидками, работе с дисконтными и кредитными картами, отслеживанию товарных остатков.</text:p>
        <text:p text:style-name="Text_20_body">Возможность «раздвоения» чека для разделения учета продаж между двумя предприятиями</text:p>
        <text:p text:style-name="Heading_20_3"><text:bookmark-start text:name="_Toc176954708"/>Информационный киоск<text:bookmark-end text:name="_Toc176954708"/></text:p>
        <text:p text:style-name="Text_20_body">Собственный модуль обеспечения работы информационных киосков в торговом зале.</text:p>
        <text:p text:style-name="Heading_20_3"><text:bookmark-start text:name="_Toc176954709"/>Управление ценообразованием<text:bookmark-end text:name="_Toc176954709"/></text:p>
        <text:p text:style-name="Heading_20_4"><text:bookmark-start text:name="_Toc176954710"/>Учетные цены<text:bookmark-end text:name="_Toc176954710"/></text:p>
        <text:p text:style-name="Heading_20_4"><text:bookmark-start text:name="_Toc176954711"/>Котировки<text:bookmark-end text:name="_Toc176954711"/></text:p>
        <text:p text:style-name="Heading_20_4"><text:bookmark-start text:name="_Toc176954712"/>Ценовые и маркетинговые акции<text:bookmark-end text:name="_Toc176954712"/></text:p>
        <text:list xml:id="list8757453449504614435" text:style-name="L3">
          <text:list-item>
            <text:p text:style-name="P22">Специальные цены на выделенные товарные позиции</text:p>
          </text:list-item>
          <text:list-item>
            <text:p text:style-name="P22">Предоставление подарка при покупке заданной комбинации товаров</text:p>
          </text:list-item>
          <text:list-item>
            <text:p text:style-name="P22">Предоставление подарка при покупке заданной комбинации товаров с ограничением по сумме покупки</text:p>
          </text:list-item>
          <text:list-item>
            <text:p text:style-name="P22">Предоставление специальной цены на купленные товары при достижении заданной комбинации покупки</text:p>
          </text:list-item>
        </text:list>
        <text:p text:style-name="Heading_20_3"><text:bookmark-start text:name="_Toc176954713"/>Дисконтные и кредитные карты<text:bookmark-end text:name="_Toc176954713"/></text:p>
        <text:list xml:id="list35438056" text:continue-list="list35428238" text:style-name="RTF_5f_Num_20_2">
          <text:list-item>
            <text:p text:style-name="P26">Система обеспечивает сервисы управления дисконтными и кредитными картами. По таким картам может предоставляться как процентная скидка, так и заранее заданная цена (котировки).</text:p>
          </text:list-item>
          <text:list-item>
            <text:p text:style-name="P26">Карты опционально могут быть связаны с персоналиями (именованные владельцы)</text:p>
          </text:list-item>
          <text:list-item>
            <text:p text:style-name="P26">Серии карт обеспечивают механизм группировки и управление уникальностью номеров</text:p>
          </text:list-item>
          <text:list-item>
            <text:p text:style-name="P26">Блокировка карт (запрет на использование)</text:p>
          </text:list-item>
          <text:list-item>
            <text:p text:style-name="P26"><text:soft-page-break/>Отслеживание оборотов и остатков (для кредитных карт) на основании кассовых чеков и документов продажи и возврата</text:p>
          </text:list-item>
          <text:list-item>
            <text:p text:style-name="P26">Функция автоматической генерации больших наборов карт по шаблонам с возможностью автоматической конкатенации контрольной цифры с генерируемыми номерами.</text:p>
          </text:list-item>
          <text:list-item>
            <text:p text:style-name="P26">Функция переноса оборотов с одной карты на другую</text:p>
          </text:list-item>
          <text:list-item>
            <text:p text:style-name="P26">Автоматическое изменение скидки по картам на основании заданных правил</text:p>
          </text:list-item>
          <text:list-item>
            <text:p text:style-name="P26">Количественный кредит (для абонементов на оказание услуг и приобретение фиксированного количества определенных товаров).</text:p>
          </text:list-item>
        </text:list>
        <text:p text:style-name="P12">Бонусные программы</text:p>
        <text:p text:style-name="P9">В <text:span text:style-name="T3">Papyrus </text:span>реализована интеграция со службами <text:span text:style-name="T3">Universe-HTT </text:span>для обслуживания бонусных карт, используемых в торговых сетях.</text:p>
        <text:p text:style-name="Heading_20_3"><text:bookmark-start text:name="_Toc176954714"/>Кассовые сессии<text:bookmark-end text:name="_Toc176954714"/></text:p>
        <text:p text:style-name="Text_20_body">Кассовая сессия объединяет выборку чеков, пробитых на одном кассовом аппарате в течение определенного промежутка времени. Чаще всего (но не всегда), кассовая сессия объединяет чеки, пробитые между снятиями двух последовательных <text:span text:style-name="T3">Z</text:span>-отчетов.</text:p>
        <text:p text:style-name="Heading_20_4"><text:bookmark-start text:name="_Toc176954715"/>Суперсессии<text:bookmark-end text:name="_Toc176954715"/></text:p>
        <text:p text:style-name="Text_20_body">Так как в супер- и гипермаркетах одновременно работает значительное количество кассовых аппаратов, то для ускорения работы системы и снижения размера базы данных система предусматривает так называемые суперсессии. Суперсессия объединяет несколько кассовых сессий, закрытых в одном временном промежутке. При списании розничных продаж, списываются именно суперсессии, благодаря этому учетные продажи одних и тех же позиций не дробятся по отдельным кассовым аппаратам, а списываются в совокупности (при этом вся детализация продаж по чекам, кассирам, отдельным аппаратам, часам и т.д. остается доступной на уровне кассовых чеков).</text:p>
        <text:p text:style-name="Text_20_body">В дополнение к описанным техническим преимуществам, суперсессии на много упрощают визуальную проверку и анализ кассовых сессий, особенно, в круглосуточных магазинах.</text:p>
        <text:p text:style-name="Heading_20_3"><text:bookmark-start text:name="_Toc176954716"/>Управление учетным дефицитом<text:bookmark-end text:name="_Toc176954716"/></text:p>
        <text:p text:style-name="Text_20_body">Система <text:span text:style-name="T3">Papyrus</text:span> жестко ограничивает возможность проведения учетных операции, в результате которых появляются отрицательные товарные остатки. Это ограничение распространяется не только на текущую операционную дату, но на любую другую.</text:p>
        <text:p text:style-name="Text_20_body">При розничной торговле весьма вероятно возникновение ситуации, когда физическое наличие товара в торговом зале не отражено в учете (это явление мы будем называть учетным дефицитом). Система предусматривает специальные меры борьбы с последствиями учетного дефицита, а также развитые средства его предупреждения.</text:p>
        <text:p text:style-name="Text_20_body">При списании кассовых сессий все товарные позиции, которые составляют учетный дефицит, регистрируются. Система позволяет анализировать эти позиции, как по отдельным сессиям, так и по выборке сессий.</text:p>
        <text:p text:style-name="Text_20_body">Оператор может в ручную подставить вместо дефицитной позиции другое наименование, которое есть на остатке на дату кассовой сессии.</text:p>
        <text:p text:style-name="Text_20_body">Система позволяет настроить автоматическую подстановку аналогов вместо дефицитной позиции.</text:p>
        <text:p text:style-name="Text_20_body">Для товаров, которые предприятие производит самостоятельно, система обеспечивает технологию автоматического учета производства этих товаров (естественно, со списанием сырья). Такое производство автоматически может быть сформировано на другом складе предприятия и автоматически же передано на склад, где, собственно и продается.</text:p>
        <text:p text:style-name="Text_20_body">Наконец, для тех, кто предпочитает метод «грубой силы», предоставляется механизм автоматического приходования дефицитных позиций.</text:p>
        <text:p text:style-name="Heading_20_3"><text:bookmark-start text:name="_Toc176954717"/>Управление торговым оборудованием<text:bookmark-end text:name="_Toc176954717"/></text:p>
        <text:p text:style-name="Heading_20_4"><text:bookmark-start text:name="_Toc176954718"/>Фискальные регистраторы<text:bookmark-end text:name="_Toc176954718"/></text:p>
        <text:list xml:id="list988474014518869663" text:style-name="L6">
          <text:list-item>
            <text:p text:style-name="P24"><text:soft-page-break/>Штрих-ФР</text:p>
          </text:list-item>
          <text:list-item>
            <text:p text:style-name="P24">Пирит</text:p>
          </text:list-item>
          <text:list-item>
            <text:p text:style-name="P24">Специализированные чековые принтеры, <text:span text:style-name="T1">имеющие </text:span><text:span text:style-name="T3">Windows-</text:span><text:span text:style-name="T1">драйвер</text:span></text:p>
          </text:list-item>
        </text:list>
        <text:p text:style-name="Heading_20_4"><text:bookmark-start text:name="_Toc176954719"/>Дисплеи покупателя<text:bookmark-end text:name="_Toc176954719"/></text:p>
        <text:list xml:id="list5596533234135799251" text:style-name="L7">
          <text:list-item>
            <text:p text:style-name="P25">Встроенная поддержка следующих моделей электронных весов: </text:p>
          </text:list-item>
          <text:list-item>
            <text:p text:style-name="P31">Posiflex</text:p>
          </text:list-item>
          <text:list-item>
            <text:p text:style-name="P31">Shtrih-DPD201</text:p>
          </text:list-item>
          <text:list-item>
            <text:p text:style-name="P31">Flytech 2x20 VFD</text:p>
          </text:list-item>
          <text:list-item>
            <text:p text:style-name="P31">VikiVision.</text:p>
          </text:list-item>
        </text:list>
        <text:p text:style-name="Heading_20_4"><text:bookmark-start text:name="_Toc176954720"/>Электронные весы<text:bookmark-end text:name="_Toc176954720"/></text:p>
        <text:list xml:id="list35450232" text:continue-list="list35438056" text:style-name="RTF_5f_Num_20_2">
          <text:list-item>
            <text:p text:style-name="P26">Встроенная поддержка следующих моделей электронных весов: </text:p>
          </text:list-item>
          <text:list-item>
            <text:p text:style-name="P28"><text:span text:style-name="T3">CAS</text:span> <text:span text:style-name="T3">LP</text:span> (в том числе версия протокола 1.6)</text:p>
          </text:list-item>
          <text:list-item>
            <text:p text:style-name="P29">CAS CL5000J</text:p>
          </text:list-item>
          <text:list-item>
            <text:p text:style-name="P28"><text:span text:style-name="T3">Mettler</text:span> <text:span text:style-name="T3">Toledo</text:span></text:p>
          </text:list-item>
          <text:list-item>
            <text:p text:style-name="P29">DIGI</text:p>
          </text:list-item>
          <text:list-item>
            <text:p text:style-name="P29">Bizerba</text:p>
          </text:list-item>
          <text:list-item>
            <text:p text:style-name="P28">Штрих-Принт</text:p>
          </text:list-item>
          <text:list-item>
            <text:p text:style-name="P28">Масса-К</text:p>
          </text:list-item>
          <text:list-item>
            <text:p text:style-name="P26">Варианты полной загрузки <text:s/>либо загрузки только изменений</text:p>
          </text:list-item>
          <text:list-item>
            <text:p text:style-name="P26">Групповая загрузка весов</text:p>
          </text:list-item>
          <text:list-item>
            <text:p text:style-name="P26">Товары ассоциируются с весовыми устройствами на основе технологии альтернативных товарных групп. Благодаря этому, один товар может быть связан с несколькими устройствами с собственным номером для каждого из устройств.</text:p>
          </text:list-item>
          <text:list-item>
            <text:p text:style-name="P26">Функция автоматического присвоения выборки товаров весовому устройству на основе установленных правил (вытекает из свойств альтернативных товарных групп).</text:p>
          </text:list-item>
          <text:list-item>
            <text:p text:style-name="P26">Подсистема статистики загрузки весов</text:p>
          </text:list-item>
        </text:list>
        <text:p text:style-name="Heading_20_4"><text:bookmark-start text:name="_Toc176954721"/>Принтеры штрихкодов<text:bookmark-end text:name="_Toc176954721"/></text:p>
        <text:list xml:id="list35446455" text:continue-numbering="true" text:style-name="RTF_5f_Num_20_2">
          <text:list-item>
            <text:p text:style-name="P26">Встроенная поддержка следующих семейств принтеров этикеток: </text:p>
          </text:list-item>
          <text:list-item>
            <text:p text:style-name="P29">Datamax</text:p>
          </text:list-item>
          <text:list-item>
            <text:p text:style-name="P28"><text:span text:style-name="T3">Zebra</text:span> (в том числе <text:span text:style-name="T3">Eltron</text:span>)</text:p>
          </text:list-item>
          <text:list-item>
            <text:p text:style-name="P26">Произвольное количество настраиваемых форматов этикеток</text:p>
          </text:list-item>
          <text:list-item>
            <text:p text:style-name="P26">Форматы этикеток определяются средствами собственного языка описания.</text:p>
          </text:list-item>
        </text:list>
        <text:p text:style-name="Heading_20_4"><text:bookmark-start text:name="_Toc176954722"/>Терминалы сбора данных<text:bookmark-end text:name="_Toc176954722"/></text:p>
        <text:list xml:id="list35427366" text:continue-numbering="true" text:style-name="RTF_5f_Num_20_2">
          <text:list-item>
            <text:p text:style-name="P26">Система содержит модули для следующих семейств терминалов сборов данных: </text:p>
          </text:list-item>
          <text:list-item>
            <text:p text:style-name="P28"><text:span text:style-name="T3">Denso</text:span> <text:span text:style-name="T3">BHT</text:span> серий 5000, 6000, 7000, 8000</text:p>
          </text:list-item>
          <text:list-item>
            <text:p text:style-name="P28"><text:span text:style-name="T3">Denso</text:span> <text:span text:style-name="T3">BHT</text:span> 400<text:span text:style-name="T3">BWCE</text:span> (<text:span text:style-name="T3">Windows</text:span> <text:span text:style-name="T3">Mobile</text:span>)</text:p>
          </text:list-item>
          <text:list-item>
            <text:p text:style-name="P28"><text:span text:style-name="T3">Symbol</text:span> <text:span text:style-name="T3">CPT</text:span>1550</text:p>
          </text:list-item>
          <text:list-item>
            <text:p text:style-name="P28"><text:span text:style-name="T3">PSC</text:span> <text:span text:style-name="T3">Falkon</text:span> 4220 (<text:span text:style-name="T3">Windows</text:span> <text:span text:style-name="T3">Mobile</text:span>)</text:p>
          </text:list-item>
          <text:list-item>
            <text:p text:style-name="P28">Mobile Compia 6200S </text:p>
          </text:list-item>
          <text:list-item>
            <text:p text:style-name="P28">Mobile Compia M3T </text:p>
          </text:list-item>
          <text:list-item>
            <text:p text:style-name="P28">Datalogic Memor </text:p>
          </text:list-item>
          <text:list-item>
            <text:p text:style-name="P28">Pidion BIP6000</text:p>
          </text:list-item>
          <text:list-item>
            <text:p text:style-name="P26">Обработка приходных накладных</text:p>
          </text:list-item>
          <text:list-item>
            <text:p text:style-name="P26"><text:soft-page-break/>Проведение инвентаризации</text:p>
          </text:list-item>
          <text:list-item>
            <text:p text:style-name="P26">Приемка и отгрузка продукции по серийным номерам</text:p>
          </text:list-item>
          <text:list-item>
            <text:p text:style-name="P27">Система позволяет использовать недорогие терминалы сбора данных для проведения инвентаризации с последующим импортом результатов в базу данных.</text:p>
          </text:list-item>
        </text:list>
        <text:p text:style-name="P36"><text:tab/><text:span text:style-name="T2">Прайсчекер</text:span></text:p>
        <text:p text:style-name="P30"><text:span text:style-name="T2"><text:tab/><text:tab/>Встроенная поддержка прайсчекера </text:span><text:span text:style-name="T4">Shuttle.</text:span></text:p>
        <text:p text:style-name="P5"><text:bookmark-start text:name="_Toc176954723"/>Управление ресторанным обслуживанием<text:bookmark-end text:name="_Toc176954723"/></text:p>
        <text:p text:style-name="Heading_20_3"><text:bookmark-start text:name="_Toc176954724"/>Прием заказов<text:bookmark-end text:name="_Toc176954724"/></text:p>
        <text:p text:style-name="Heading_20_3"><text:bookmark-start text:name="_Toc176954725"/>Печать заказов на местах приготовления блюд<text:bookmark-end text:name="_Toc176954725"/></text:p>
        <text:p text:style-name="Heading_20_3"><text:bookmark-start text:name="_Toc176954726"/>Счета<text:bookmark-end text:name="_Toc176954726"/></text:p>
        <text:p text:style-name="Heading_20_3"><text:bookmark-start text:name="_Toc176954727"/>Прием оплат<text:bookmark-end text:name="_Toc176954727"/></text:p>
        <text:p text:style-name="Heading_20_3"><text:bookmark-start text:name="_Toc176954728"/>Дисконтные карты<text:bookmark-end text:name="_Toc176954728"/></text:p>
        <text:p text:style-name="Heading_20_3"><text:bookmark-start text:name="_Toc176954729"/>Кредитные карты<text:bookmark-end text:name="_Toc176954729"/></text:p>
        <text:p text:style-name="P13"><text:span text:style-name="T6">Визуальный</text:span> выбор столов с индикацией занятости</text:p>
        <text:p text:style-name="P13">Продажа комплексных наборов</text:p>
        <text:list xml:id="list8375123037702717487" text:style-name="L4">
          <text:list-item>
            <text:p text:style-name="P23">Эргономичный выбор компонентов</text:p>
          </text:list-item>
          <text:list-item>
            <text:p text:style-name="P23">Автоматическое распределение суммарной стоимости комплексного набора на выбранные компоненты с возможностью последующего анализа рентабельности.</text:p>
          </text:list-item>
        </text:list>
        <text:p text:style-name="P13">Развитый механизм разделения прав доступа к функциям кассовой панели</text:p>
        <text:p text:style-name="P13"><text:bookmark-start text:name="_Toc176954730"/>Анализ работы персонала<text:bookmark-end text:name="_Toc176954730"/></text:p>
        <text:p text:style-name="Heading_20_3">Интеграция с телефонными сервисами для автоматизации служб доставки</text:p>
        <text:p text:style-name="Text_20_body">Обеспечивает невероятное увеличение производительности диспетчеров службы доставки с одновременным повышением дружественности по отношению к клиентам за счет узнавания их по номеру входящего звонка.</text:p>
        <text:p text:style-name="Heading_20_3"><text:bookmark-start text:name="_Toc176954731"/>Поддержка специализированного оборудования<text:bookmark-end text:name="_Toc176954731"/></text:p>
        <text:p text:style-name="Heading_20_4"><text:bookmark-start text:name="_Toc176954732"/>Сенсорные мониторы<text:bookmark-end text:name="_Toc176954732"/></text:p>
        <text:p text:style-name="Text_20_body">Специализированные формы кассовой панели и инфо-киоска позволяют полностью использовать преимущества сенсорных мониторов при работе кассиров или покупателей торгового зала.</text:p>
        <text:p text:style-name="Heading_20_4"><text:bookmark-start text:name="_Toc176954733"/>Редуцированная клавиатура<text:bookmark-end text:name="_Toc176954733"/></text:p>
        <text:p text:style-name="Text_20_body">Модуль рабочего места кассира поддерживает использование специализированной уменьшенной клавиатуры. Означенная поддержка включает в себя настраиваемое управление правами доступа кассира ключом, входящим в комплект такой клавиатуры.</text:p>
        <text:p text:style-name="P5"><text:bookmark-start text:name="_Toc176954734"/><text:soft-page-break/>Управление гостиничным обслуживанием<text:bookmark-end text:name="_Toc176954734"/></text:p>
        <text:p text:style-name="Heading_20_3"><text:bookmark-start text:name="_Toc176954735"/>Прием заказов<text:bookmark-end text:name="_Toc176954735"/></text:p>
        <text:p text:style-name="Heading_20_3"><text:bookmark-start text:name="_Toc176954736"/>Размещение<text:bookmark-end text:name="_Toc176954736"/></text:p>
        <text:p text:style-name="Heading_20_3"><text:bookmark-start text:name="_Toc176954737"/>Выписка документов<text:bookmark-end text:name="_Toc176954737"/></text:p>
        <text:p text:style-name="P5"><text:bookmark-start text:name="_Toc176954738"/>Управление персоналом<text:bookmark-end text:name="_Toc176954738"/></text:p>
        <text:p text:style-name="Heading_20_3"><text:bookmark-start text:name="_Toc176954739"/>Штатное расписание<text:bookmark-end text:name="_Toc176954739"/></text:p>
        <text:p text:style-name="Heading_20_3"><text:bookmark-start text:name="_Toc176954740"/>Штатные назначения<text:bookmark-end text:name="_Toc176954740"/></text:p>
        <text:p text:style-name="Heading_20_3"><text:bookmark-start text:name="_Toc176954741"/>Штатные календари<text:bookmark-end text:name="_Toc176954741"/></text:p>
        <text:p text:style-name="Heading_20_3"><text:bookmark-start text:name="_Toc176954742"/>Суммы, связанные со штатными объектами учета<text:bookmark-end text:name="_Toc176954742"/></text:p>
        <text:p text:style-name="Heading_20_3"><text:bookmark-start text:name="_Toc176954743"/>Персональные операции<text:bookmark-end text:name="_Toc176954743"/></text:p>
        <text:p text:style-name="Heading_20_3">Расчет зарплаты</text:p>
        <text:p text:style-name="P5"><text:bookmark-start text:name="_Toc176954744"/>Управление проектами и задачами<text:bookmark-end text:name="_Toc176954744"/></text:p>
        <text:p text:style-name="P10"><draw:frame draw:style-name="fr3" draw:name="Графический объект3" text:anchor-type="paragraph" svg:x="4.348cm" svg:y="0.236cm" svg:width="10.236cm" svg:height="7.595cm" draw:z-index="0"><draw:image xlink:href="Pictures/20000008000040980000360E1CDA1187.wmf" xlink:type="simple" xlink:show="embed" xlink:actuate="onLoad"/></draw:frame>Проекты</text:p>
        <text:p text:style-name="P10"><text:bookmark-start text:name="_Toc176954746"/>Задачи<text:bookmark-end text:name="_Toc176954746"/></text:p>
        <text:p text:style-name="Text_20_body">Задачи в системе являются полнофункциональным объектом, обеспечивающим организацию быстрого взаимодействия всех звеньев предприятия</text:p>
        <text:list xml:id="list35454363" text:continue-list="list35427366" text:style-name="RTF_5f_Num_20_2">
          <text:list-item>
            <text:p text:style-name="P26">Задача может быть как связанная с проектом (фазой), так и «свободная».</text:p>
          </text:list-item>
          <text:list-item>
            <text:p text:style-name="P26">Задачи могут быть связаны друг с другом. То есть, на основании одной задачи может быть создана следующая с сохранением привязки.</text:p>
          </text:list-item>
          <text:list-item>
            <text:p text:style-name="P26">С задачей может быть связано произвольное количество товарных или бухгалтерских документов (применяется концепция пула документов)</text:p>
          </text:list-item>
          <text:list-item>
            <text:p text:style-name="P26">Механизм извещения о наличии не просмотренных задач</text:p>
          </text:list-item>
          <text:list-item>
            <text:p text:style-name="P26">Диаграмма Гантта по заданной выборке задач</text:p>
          </text:list-item>
          <text:list-item>
            <text:p text:style-name="P26">Синхронизация задач между основной базой данных и системой <text:span text:style-name="T3">StyloPalm</text:span> для КПК</text:p>
          </text:list-item>
        </text:list>
        <text:p text:style-name="Heading_20_3"><text:bookmark-start text:name="_Toc176954747"/><text:soft-page-break/>Шаблоны задач<text:bookmark-end text:name="_Toc176954747"/></text:p>
        <text:p text:style-name="Text_20_body">Шаблоны задач позволяют настроить периодически повторяющиеся задачи, которые формируются автоматически по заданным правилам.</text:p>
        <text:p text:style-name="P5"><text:bookmark-start text:name="_Toc176954748"/>Производство<text:bookmark-end text:name="_Toc176954748"/></text:p>
        <text:p text:style-name="Heading_20_3"><text:bookmark-start text:name="_Toc176954749"/>Спецификации (BOM)<text:bookmark-end text:name="_Toc176954749"/></text:p>
        <text:p text:style-name="Heading_20_3"><text:bookmark-start text:name="_Toc176954750"/>MRP-таблицы<text:bookmark-end text:name="_Toc176954750"/></text:p>
        <text:p text:style-name="Heading_20_3"><text:bookmark-start text:name="_Toc176954751"/>Технологии<text:bookmark-end text:name="_Toc176954751"/></text:p>
        <text:p text:style-name="Heading_20_3"><text:bookmark-start text:name="_Toc176954752"/>Технологические сессии<text:bookmark-end text:name="_Toc176954752"/></text:p>
        <text:p text:style-name="Heading_20_3"><text:bookmark-start text:name="_Toc176954753"/>Сбор учетных данных на производственных участках<text:bookmark-end text:name="_Toc176954753"/></text:p>
        <text:p text:style-name="Heading_20_3"><text:bookmark-start text:name="_Toc176954754"/>Производственные планы<text:bookmark-end text:name="_Toc176954754"/></text:p>
        <text:p text:style-name="Heading_20_3"><text:bookmark-start text:name="_Toc176954755"/>Анализ производства<text:bookmark-end text:name="_Toc176954755"/></text:p>
        <text:p text:style-name="Heading_20_3"><text:bookmark-start text:name="_Toc176954756"/>Обратный производственный учет<text:bookmark-end text:name="_Toc176954756"/></text:p>
        <text:p text:style-name="Text_20_body">Обратный производственный учет предполагает формирование документов производства, основываясь на фактическом либо плановом расходе произведенной продукции.</text:p>
        <text:p text:style-name="Heading_20_4"><text:bookmark-start text:name="_Toc176954757"/>Автоматическое формирование документов производства на основе кассовых сессий<text:bookmark-end text:name="_Toc176954757"/></text:p>
        <text:list xml:id="list35452040" text:continue-numbering="true" text:style-name="RTF_5f_Num_20_2">
          <text:list-item>
            <text:p text:style-name="P26">Автоматическое формирование документов производства по дефициту кассовых сессий</text:p>
          </text:list-item>
          <text:list-item>
            <text:p text:style-name="P26">Автоматическое формирование драфт-документов по дефициту кассовых сессий (см. ниже)</text:p>
          </text:list-item>
        </text:list>
        <text:p text:style-name="Heading_20_4"><text:bookmark-start text:name="_Toc176954758"/>Автоматическое формирование документов производства на основе драфт-документов<text:bookmark-end text:name="_Toc176954758"/></text:p>
        <text:list xml:id="list35439782" text:continue-numbering="true" text:style-name="RTF_5f_Num_20_2">
          <text:list-item>
            <text:p text:style-name="P26">Списание драфт-документов с автоматических формированием документов производства на отсутствующие позиции с учетом вложенности структур.</text:p>
          </text:list-item>
          <text:list-item>
            <text:p text:style-name="P26">Автоматическое (по требованию) формирование приходных документов на недостающие компоненты</text:p>
          </text:list-item>
          <text:list-item>
            <text:p text:style-name="P26">Использование множественной (с управляемым соотношением и последовательностью) подстановки для дефицитных компонентов</text:p>
          </text:list-item>
        </text:list>
        <text:p text:style-name="P5"><text:bookmark-start text:name="_Toc176954759"/>Анализ данных и отчеты<text:bookmark-end text:name="_Toc176954759"/></text:p>
        <text:p text:style-name="Heading_20_3"><text:bookmark-start text:name="_Toc176954760"/>Фильтры<text:bookmark-end text:name="_Toc176954760"/></text:p>
        <text:p text:style-name="Text_20_body">Подавляющее большинство семейств отчетов в системе формируются по некоторому набору условий и ограничений, определенных фильтрами. <text:s/></text:p>
        <text:p text:style-name="Heading_20_3"><text:bookmark-start text:name="_Toc176954761"/>Подстановки<text:bookmark-end text:name="_Toc176954761"/></text:p>
        <text:p text:style-name="Text_20_body">Подстановки объектов в отчетах позволяют получать менее детализированные и, соответственно, более наглядные и удобные для анализа данные. В результате подстановки некоторые существенные с точки зрения анализа объекты, заменяются каким-либо из их атрибутов. Например, колонка товар может быть заменена значением группы, которой принадлежит этот товар. Или, контрагент может быть заменен городом, в котором он находится.</text:p>
        <text:p text:style-name="Heading_20_4"><text:bookmark-start text:name="_Toc176954762"/><text:soft-page-break/>Подстановка персоналий<text:bookmark-end text:name="_Toc176954762"/></text:p>
        <text:p text:style-name="Heading_20_4"><text:bookmark-start text:name="_Toc176954763"/>Подстановка товаров<text:bookmark-end text:name="_Toc176954763"/></text:p>
        <text:p text:style-name="Heading_20_4"><text:bookmark-start text:name="_Toc176954764"/>Подстановка даты<text:bookmark-end text:name="_Toc176954764"/></text:p>
        <text:p text:style-name="Heading_20_3"><text:bookmark-start text:name="_Toc176954765"/>Группировка<text:bookmark-end text:name="_Toc176954765"/></text:p>
        <text:p text:style-name="Heading_20_3"><text:bookmark-start text:name="_Toc176954766"/>Цикличность<text:bookmark-end text:name="_Toc176954766"/></text:p>
        <text:p text:style-name="Text_20_body">Значительное количество отчетов, имеющих в числе атрибутов детализации дату, могут быть рассчитаны с опцией цикличности. При этом в одном отчете собираются данные по равным календарным периодам.</text:p>
        <text:p text:style-name="Heading_20_3"><text:bookmark-start text:name="_Toc176954767"/>Кросс-табулированные отчеты<text:bookmark-end text:name="_Toc176954767"/></text:p>
        <text:list xml:id="list35424658" text:continue-numbering="true" text:style-name="RTF_5f_Num_20_2">
          <text:list-item>
            <text:p text:style-name="P26">Система располагает собственной технологией отображение кросс-табулированных данных</text:p>
          </text:list-item>
          <text:list-item>
            <text:p text:style-name="P26">На печать кросс-табулированные отчеты выводятся средствами <text:span text:style-name="T3">Crystal</text:span> <text:span text:style-name="T3">Reports</text:span></text:p>
          </text:list-item>
        </text:list>
        <text:p text:style-name="Heading_20_3"><text:bookmark-start text:name="_Toc176954768"/>Бизнес-показатели</text:p>
        <text:p text:style-name="Heading_20_4">Расчет агрегированных значений бизнес-показателей по произвольным формулам</text:p>
        <text:p text:style-name="Heading_20_4">Динамические отчеты по бизнес-показателям</text:p>
        <text:p text:style-name="Heading_20_4">Разделение бизнес-показателей по пользователям</text:p>
        <text:p text:style-name="Heading_20_4">Индикация актуальных значений на рабочем столе в системе</text:p>
        <text:p text:style-name="Heading_20_4">Автоматическая доставка актуальных значений бизнес-показателей до мобильных пользователей (например, на сотовый телефон).</text:p>
        <text:p text:style-name="P5">Системная инфраструктура<text:bookmark-end text:name="_Toc176954768"/></text:p>
        <text:p text:style-name="Heading_20_3"><text:bookmark-start text:name="_Toc176954769"/>Синхронизация распределенных баз данных<text:bookmark-end text:name="_Toc176954769"/></text:p>
        <text:p text:style-name="Text_20_body">Система предоставляет собственных механизм синхронизации данных между территориально удаленными разделами базы данных. Эта технология широко применяется у сетевых ритейлеров, оптовыми компаниями для организации филиальной сети.</text:p>
        <text:p text:style-name="Heading_20_3"><text:bookmark-start text:name="_Toc176954770"/>Регламентация доступа к данным<text:bookmark-end text:name="_Toc176954770"/></text:p>
        <text:list xml:id="list35446580" text:continue-numbering="true" text:style-name="RTF_5f_Num_20_2">
          <text:list-item>
            <text:p text:style-name="P26">Управление правами доступа на уровне пользователей и групп</text:p>
          </text:list-item>
          <text:list-item>
            <text:p text:style-name="P26">Период доступа к документам на «чтение»</text:p>
          </text:list-item>
          <text:list-item>
            <text:p text:style-name="P26">Период доступа к документам на «изменение»</text:p>
          </text:list-item>
          <text:list-item>
            <text:p text:style-name="P26">Список доступных складов</text:p>
          </text:list-item>
          <text:list-item>
            <text:p text:style-name="P26">Список доступных видов операций</text:p>
          </text:list-item>
          <text:list-item>
            <text:p text:style-name="P26">Список доступных бухгалтерских счетов</text:p>
          </text:list-item>
          <text:list-item>
            <text:p text:style-name="P26">Регламент доступа к конфигурациям</text:p>
          </text:list-item>
          <text:list-item>
            <text:p text:style-name="P26">Раздельный регламент прав доступа по каждому типу объектов данных (документы, персоналии, товары и т.д.)<text:line-break/>Права доступа по типам объектов данных позволяют реализовать кроме обычных признаков (просмотр, изменение, удаление) специфичные для конкретных типов объектов права. Например, доступ к ценам поступления (документы), массированное изменение (дисконтные карты, товары).</text:p>
          </text:list-item>
        </text:list>
        <text:p text:style-name="Heading_20_3"><text:bookmark-start text:name="_Toc176954771"/>Журналы событий<text:bookmark-end text:name="_Toc176954771"/></text:p>
        <text:p text:style-name="Heading_20_4"><text:bookmark-start text:name="_Toc176954772"/><text:soft-page-break/>Системный журнал<text:bookmark-end text:name="_Toc176954772"/></text:p>
        <text:list xml:id="list35447949" text:continue-numbering="true" text:style-name="RTF_5f_Num_20_2">
          <text:list-item>
            <text:p text:style-name="P26">Подробная фиксация системных событий.</text:p>
          </text:list-item>
          <text:list-item>
            <text:p text:style-name="P26">Анализ информации в системном журнале с различными способами фильтрации</text:p>
          </text:list-item>
        </text:list>
        <text:p text:style-name="Heading_20_4"><text:bookmark-start text:name="_Toc176954773"/>История изменения документов<text:bookmark-end text:name="_Toc176954773"/></text:p>
        <text:list xml:id="list35432311" text:continue-numbering="true" text:style-name="RTF_5f_Num_20_2">
          <text:list-item>
            <text:p text:style-name="P26">Система автоматически сохраняет информацию об измененных и удаленных документах. При этом хранится редуцированная копия документа, в том виде, каким он был перед изменением или удалением.</text:p>
          </text:list-item>
          <text:list-item>
            <text:p text:style-name="P26">Функция сравнения текущего вида документа с тем, каким он был до выбранного события изменения</text:p>
          </text:list-item>
          <text:list-item>
            <text:p text:style-name="P26">Возможность отключения хранения истории документов (защищена правами доступа)</text:p>
          </text:list-item>
        </text:list>
        <text:p text:style-name="Heading_20_4"><text:bookmark-start text:name="_Toc176954774"/>История изменения товаров<text:bookmark-end text:name="_Toc176954774"/></text:p>
        <text:list xml:id="list35452104" text:continue-numbering="true" text:style-name="RTF_5f_Num_20_2">
          <text:list-item>
            <text:p text:style-name="P26">Система автоматически сохраняет информацию об измененных и удаленных товарах. При этом хранится полная копия записи товара, в том виде, в каком он был до изменения или удаления.</text:p>
          </text:list-item>
          <text:list-item>
            <text:p text:style-name="P26">Возможность восстановления товара в том виде, каким он был до изменения или удаления</text:p>
          </text:list-item>
          <text:list-item>
            <text:p text:style-name="P26">Возможность отключения хранения истории товаров (защищена правами доступа)</text:p>
          </text:list-item>
        </text:list>
        <text:p text:style-name="Heading_20_4"><text:bookmark-start text:name="_Toc176954775"/>Файлы журналов<text:bookmark-end text:name="_Toc176954775"/></text:p>
        <text:p text:style-name="Heading_20_3"><text:bookmark-start text:name="_Toc176954776"/>Экспорт/импорт данных<text:bookmark-end text:name="_Toc176954776"/></text:p>
        <text:list xml:id="list35446248" text:continue-numbering="true" text:style-name="RTF_5f_Num_20_2">
          <text:list-item>
            <text:p text:style-name="P26">Штатный экспорт данных, соответствующих всем отчетам (<text:span text:style-name="T3">Excel</text:span>, <text:span text:style-name="T3">PDF</text:span>, <text:span text:style-name="T3">RTF</text:span>, <text:span text:style-name="T3">XML</text:span>)</text:p>
          </text:list-item>
          <text:list-item>
            <text:p text:style-name="P26">Специализированный экспорт/импорт документов</text:p>
          </text:list-item>
          <text:list-item>
            <text:p text:style-name="P26">Специализированный экспорт/импорт товаров</text:p>
          </text:list-item>
          <text:list-item>
            <text:p text:style-name="P26">Специализированных импорт <text:span text:style-name="T1">товарных групп, </text:span>персоналий, дисконтных карт</text:p>
          </text:list-item>
          <text:list-item>
            <text:p text:style-name="P26">Конфигурируемый экспорт/импорт для систем клиент-банк</text:p>
          </text:list-item>
          <text:list-item>
            <text:p text:style-name="P26">Импорт справочника банков</text:p>
          </text:list-item>
          <text:list-item>
            <text:p text:style-name="P26">Полный импорт классификатора адресов КЛАДР (с выбором регионов и возможностью импорта улиц населенных пунктов)</text:p>
          </text:list-item>
          <text:list-item>
            <text:p text:style-name="P26"><text:span text:style-name="T1">Конфигурируемый</text:span><text:span text:style-name="T3"> </text:span><text:span text:style-name="T1">и</text:span>мпорт запрещенных к продажи серий лекарственных средств (для аптечного бизнеса<text:span text:style-name="T3">).</text:span></text:p>
          </text:list-item>
          <text:list-item>
            <text:p text:style-name="P27">Конфигурируемый экспорт <text:s/>лотов</text:p>
          </text:list-item>
          <text:list-item>
            <text:p text:style-name="P27">Специализированные опции подготовки отчета о ценах на ЖНВЛП для передачи в Росздавнадзор.</text:p>
          </text:list-item>
        </text:list>
        <text:p text:style-name="Heading_20_3"><text:bookmark-start text:name="_Toc176954777"/>Целостность данных<text:bookmark-end text:name="_Toc176954777"/></text:p>
        <text:list xml:id="list35435981" text:continue-numbering="true" text:style-name="RTF_5f_Num_20_2">
          <text:list-item>
            <text:p text:style-name="P26">Встроенная проверка целостности ссылок при удалении каких-либо объектов данных</text:p>
          </text:list-item>
          <text:list-item>
            <text:p text:style-name="P26">Функции проверки и восстановления непротиворечивости данных</text:p>
          </text:list-item>
          <text:list-item>
            <text:p text:style-name="P26">Функции ремонта и восстановления после сбоев</text:p>
          </text:list-item>
        </text:list>
        <text:p text:style-name="Heading_20_3"><text:bookmark-start text:name="_Toc176954778"/>Обслуживание базы данных<text:bookmark-end text:name="_Toc176954778"/></text:p>
        <text:list xml:id="list35430658" text:continue-numbering="true" text:style-name="RTF_5f_Num_20_2">
          <text:list-item>
            <text:p text:style-name="P26">Функция автоматического либо ручного удаления служебных данных, утративших актуальность</text:p>
          </text:list-item>
          <text:list-item>
            <text:p text:style-name="P26">Автоматическая плавная подрезка утративших актуальность данных во время формирования новых данных.</text:p>
          </text:list-item>
          <text:list-item>
            <text:p text:style-name="P26">Сохранение и восстановление базы данных посредстом дампа, независимого от СУБД.</text:p>
          </text:list-item>
        </text:list>
        <text:p text:style-name="Heading_20_3"><text:bookmark-start text:name="_Toc176954779"/>Усечение базы данных<text:bookmark-end text:name="_Toc176954779"/></text:p>
        <text:p text:style-name="P9">Развитая процедура, позволяющая аккуратно удалить данные за период, предшествующий заданной дате, не влияющие на отчетные результаты за последующий период.</text:p>
        <text:p text:style-name="Heading_20_3"><text:bookmark-start text:name="_Toc176954780"/><text:soft-page-break/>Резервное копирование<text:bookmark-end text:name="_Toc176954780"/></text:p>
        <text:list xml:id="list35438755" text:continue-numbering="true" text:style-name="RTF_5f_Num_20_2">
          <text:list-item>
            <text:p text:style-name="P26">Ручное либо автоматическое резервное копирование данных</text:p>
          </text:list-item>
          <text:list-item>
            <text:p text:style-name="P26">«Горячее» резервное копирование</text:p>
          </text:list-item>
          <text:list-item>
            <text:p text:style-name="P26">Настраиваемые сценарии резервного копирования</text:p>
          </text:list-item>
          <text:list-item>
            <text:p text:style-name="P26">Функция напоминания о необходимости сделать ручное резервное копирование</text:p>
          </text:list-item>
          <text:list-item>
            <text:p text:style-name="P26">Восстановление резервной копии после сбоя данных</text:p>
          </text:list-item>
        </text:list>
        <text:p text:style-name="P11">Job-Server</text:p>
        <text:p text:style-name="P9">Серверный модуль, не являющийся обязательным компонентом, вместе с тем позволяет значительно увеличить производительность работы. Этот модуль устанавливается как сервис на одном из компьютеров сети (обычно, на сервере базы данных) и обеспечивает выполнение следующих функций:</text:p>
        <text:list xml:id="list5855434566011183606" text:style-name="L5">
          <text:list-item>
            <text:p text:style-name="P20">Резервное копирование баз данных (если компонент устанавливается на сервере базы данных, то позволяет осуществлять копирование без прерывания работы пользователей)</text:p>
          </text:list-item>
          <text:list-item>
            <text:p text:style-name="P20">Загрузка по расписанию электронных весов</text:p>
          </text:list-item>
          <text:list-item>
            <text:p text:style-name="P20">Загрузка по расписанию данных на кассовые модули</text:p>
          </text:list-item>
          <text:list-item>
            <text:p text:style-name="P20">Закрытие кассовых сессий по расписанию</text:p>
          </text:list-item>
          <text:list-item>
            <text:p text:style-name="P20">Подготовка данных для мобильных агентов</text:p>
          </text:list-item>
          <text:list-item>
            <text:p text:style-name="P20">Импорт документов, сформированных торговыми агентами</text:p>
          </text:list-item>
          <text:list-item>
            <text:p text:style-name="P20">Экспорт документов по заданной спецификации</text:p>
          </text:list-item>
          <text:list-item>
            <text:p text:style-name="P20">Обеспечение удаленной синхронизации данных с торговыми агентами</text:p>
          </text:list-item>
          <text:list-item>
            <text:p text:style-name="P20">Обслуживание мобильных терминалов сбора данных через беспроводные сетевые интерфейсы</text:p>
          </text:list-item>
          <text:list-item>
            <text:p text:style-name="P20">Расчет бизнес-показателей</text:p>
          </text:list-item>
          <text:list-item>
            <text:p text:style-name="P20">Сбор статистики для расчета рейтингов дебиторов</text:p>
          </text:list-item>
          <text:list-item>
            <text:p text:style-name="P20">Подготовка данных для прогнозирования спроса</text:p>
          </text:list-item>
          <text:list-item>
            <text:p text:style-name="P20">Синхронизация данных между разделами базы данных</text:p>
          </text:list-item>
          <text:list-item>
            <text:p text:style-name="P20">Функции обслуживания базы данных</text:p>
          </text:list-item>
          <text:list-item>
            <text:p text:style-name="P20">Расчет скидок по дисконтным картам на основе правил и пресчет бонусов по бонусным картам.</text:p>
          </text:list-item>
          <text:list-item>
            <text:p text:style-name="P20">Запуск произвольных приложений по расписанию (в том числе на удаленных компьютерах)</text:p>
          </text:list-item>
          <text:list-item>
            <text:p text:style-name="P20">Создание драфт-документов по правилам (узкоспециализированная функция)</text:p>
          </text:list-item>
        </text:list>
        <text:p text:style-name="Text_20_body"><text:span text:style-name="T1">Заметим, что большая часть приведенных функций может быть выполнена и без </text:span><text:span text:style-name="T3">Job-Server'</text:span><text:span text:style-name="T1">а, однако этот модуль позволяет сделать это автоматически по расписанию.</text:span></text:p>
        <text:p text:style-name="P14">Делегирование сложных функций серверу</text:p>
        <text:p text:style-name="Text_20_body"><text:span text:style-name="T1">При наличии модуля </text:span><text:span text:style-name="T3">Job-Server </text:span><text:span text:style-name="T1">клиентские сеансы могут делегировать ему сложные функции, что обеспечивает значимое увеличение производительности.</text:span></text:p>
        <text:p text:style-name="Heading_20_3"><text:bookmark-start text:name="_Toc176954781"/>Быстродействие<text:bookmark-end text:name="_Toc176954781"/></text:p>
        <text:list xml:id="list35442743" text:continue-list="list35438755" text:style-name="RTF_5f_Num_20_2">
          <text:list-item>
            <text:p text:style-name="P26">Система полностью реализована на языке <text:span text:style-name="T3">C</text:span>++, что уже само по себе обеспечивает высокое быстродействие</text:p>
          </text:list-item>
          <text:list-item>
            <text:p text:style-name="P26">Подавляющие большинство запросов к серверу <text:s/>базы данных тщательно оптимизированы</text:p>
          </text:list-item>
          <text:list-item>
            <text:p text:style-name="P26">Сложные обработки данных оптимизированы на снижение количества обращений к базе данных.</text:p>
          </text:list-item>
          <text:list-item>
            <text:p text:style-name="P26">Развитая технология кэширования объектов значительно снижает нагрузку на сервер базы данных. Одновременно, механизм актуализации кэшированных объектов, обеспечивает минимизацию риска использования «устаревших» данных.</text:p>
          </text:list-item>
        </text:list>
        <text:p text:style-name="Heading_20_3"><text:bookmark-start text:name="_Toc176954782"/>Стабильность<text:bookmark-end text:name="_Toc176954782"/></text:p>
        <text:list xml:id="list35446677" text:continue-numbering="true" text:style-name="RTF_5f_Num_20_2">
          <text:list-item>
            <text:p text:style-name="P26">Благодаря методичному тестированию, система практически не допускает утечек памяти и <text:soft-page-break/>системных ресурсов</text:p>
          </text:list-item>
          <text:list-item>
            <text:p text:style-name="P26">«Тяжелые» объекты создаются только тогда, когда в них есть необходимость и разрушаются после выполнения всей работы, для которой они требовались. Таким образом, система не потребляет ресурсы «в холостую»</text:p>
          </text:list-item>
          <text:list-item>
            <text:p text:style-name="P26">Компания-разработчик тщательно следит за недопустимостью аварийных завершений работы системы. Любая ошибка, приводящая к такого рода сбоям, устраняется с максимальным приоритетом в короткие сроки.</text:p>
          </text:list-item>
        </text:list>
        <text:p text:style-name="P5"><text:bookmark-start text:name="_Toc176954783"/>Пользовательский интерфейс<text:bookmark-end text:name="_Toc176954783"/></text:p>
        <text:p text:style-name="Heading_20_3"><text:bookmark-start text:name="_Toc176954784"/>Меню<text:bookmark-end text:name="_Toc176954784"/></text:p>
        <text:list xml:id="list35429099" text:continue-numbering="true" text:style-name="RTF_5f_Num_20_2">
          <text:list-item>
            <text:p text:style-name="P26">Настраиваемые индивидуальные (привязка к пользователю) меню</text:p>
          </text:list-item>
          <text:list-item>
            <text:p text:style-name="P26">Создание пользовательского меню по образцу</text:p>
          </text:list-item>
        </text:list>
        <text:p text:style-name="Heading_20_3"><text:bookmark-start text:name="_Toc176954785"/>Рабочие столы<text:bookmark-end text:name="_Toc176954785"/></text:p>
        <text:list xml:id="list35455368" text:continue-numbering="true" text:style-name="RTF_5f_Num_20_2">
          <text:list-item>
            <text:p text:style-name="P26">Настраиваемые индивидуальные (привязка к пользователю) рабочие столы</text:p>
          </text:list-item>
          <text:list-item>
            <text:p text:style-name="P26">Создание рабочих столов по образцу</text:p>
          </text:list-item>
          <text:list-item>
            <text:p text:style-name="P26">Настраиваемый быстрый запуск команд по «горячим» клавишам или специальным кодам</text:p>
          </text:list-item>
        </text:list>
        <text:p text:style-name="Heading_20_3"><text:bookmark-start text:name="_Toc176954786"/>Таблицы<text:bookmark-end text:name="_Toc176954786"/></text:p>
        <text:list xml:id="list35439876" text:continue-numbering="true" text:style-name="RTF_5f_Num_20_2">
          <text:list-item>
            <text:p text:style-name="P26">Индивидуальная панель инструментов для всех таблиц</text:p>
          </text:list-item>
          <text:list-item>
            <text:p text:style-name="P26">Контекстное меню, доступное по правой кнопке мыши</text:p>
          </text:list-item>
          <text:list-item>
            <text:p text:style-name="P26">Настраиваемые ширины столбцов</text:p>
          </text:list-item>
          <text:list-item>
            <text:p text:style-name="P26">Настраиваемый шрифт, используемый для отображение данных в таблицах</text:p>
          </text:list-item>
          <text:list-item>
            <text:p text:style-name="P26">Поиск по содержанию колонки</text:p>
          </text:list-item>
          <text:list-item>
            <text:p text:style-name="P26">Быстрый перенос содержимого таблицы в программы электронных таблиц (<text:span text:style-name="T3">Excel, OpenOffice Calc) </text:span><text:span text:style-name="T1">методом копирования-вставки.</text:span></text:p>
          </text:list-item>
          <text:list-item>
            <text:p text:style-name="P26">Высокая скорость работы за счет развитых методов кэширования данных и подгрузки результатов выборки по необходимости</text:p>
          </text:list-item>
        </text:list>
        <text:p text:style-name="Heading_20_3"><text:bookmark-start text:name="_Toc176954787"/>Интерфейс ввода и модификации объектов данных<text:bookmark-end text:name="_Toc176954787"/></text:p>
        <text:p text:style-name="Text_20_body">Объекты данных создаются и модифицируются только посредством модальных диалогов с проверкой корректности ввода (ввод и модификация данных непосредственно в ячейках табличных форм не используется).</text:p>
        <text:p text:style-name="Heading_20_3"><text:bookmark-start text:name="_Toc176954788"/>Диалоги<text:bookmark-end text:name="_Toc176954788"/></text:p>
        <text:p text:style-name="Heading_20_3"><text:bookmark-start text:name="_Toc176954789"/>Средства упрощения ввода<text:bookmark-end text:name="_Toc176954789"/></text:p>
        <text:list xml:id="list35426566" text:continue-numbering="true" text:style-name="RTF_5f_Num_20_2">
          <text:list-item>
            <text:p text:style-name="P26">Упрощенный ввод даты: </text:p>
            <text:list>
              <text:list-item>
                <text:p text:style-name="P26">С учетом текущих месяца и года (20 – 20 число текущего месяца и года, 19/1 – 19 января текущего года); </text:p>
              </text:list-item>
              <text:list-item>
                <text:p text:style-name="P26">Несколько допустимых разделителей – точка, прямой слэш, тире; </text:p>
              </text:list-item>
              <text:list-item>
                <text:p text:style-name="P26">Ввод года с пропуском одного нуля – 207 эквивалентно 2007.</text:p>
              </text:list-item>
            </text:list>
          </text:list-item>
          <text:list-item>
            <text:p text:style-name="P26">Упрощенный ввод периодов:</text:p>
            <text:list>
              <text:list-item>
                <text:p text:style-name="P26">С учетом текущего месяца и года (5..23 – с 5-го по 23-е число текущего месяца и года);</text:p>
              </text:list-item>
              <text:list-item>
                <text:p text:style-name="P26">Если дата начала и конца периода совпадает, то вводится одна дата;</text:p>
              </text:list-item>
              <text:list-item>
                <text:p text:style-name="P26">Если период равен календарному месяцу, то вводится только номер этого месяца и год (4/2007 – весь апрель 2007 года);</text:p>
              </text:list-item>
              <text:list-item>
                <text:p text:style-name="P26"><text:soft-page-break/>Если период равен календарному году, то вводится только номер этого года (2006 – весь 2006 год);</text:p>
              </text:list-item>
            </text:list>
          </text:list-item>
          <text:list-item>
            <text:p text:style-name="P26">Упрощенный ввод времени</text:p>
            <text:list>
              <text:list-item>
                <text:p text:style-name="P26">При вводе времени допускается один из двух разделителей: двоеточие либо пробел</text:p>
              </text:list-item>
              <text:list-item>
                <text:p text:style-name="P26">Допускается неполный ввод времени (только часы, часы и минуты)</text:p>
              </text:list-item>
            </text:list>
          </text:list-item>
          <text:list-item>
            <text:p text:style-name="P26">Упрощенный ввод чисел</text:p>
            <text:list>
              <text:list-item>
                <text:p text:style-name="P26">В качестве разделителя десятичных знаков допустимы либо точка, либо запятая</text:p>
              </text:list-item>
            </text:list>
          </text:list-item>
          <text:list-item>
            <text:p text:style-name="P26">Везде, где это возможно, система допускает альтернативные формы ввода данных с клавиатуры, что значительно облегчает работу пользователей</text:p>
          </text:list-item>
        </text:list>
        <text:p text:style-name="Heading_20_3">Визуализация данных</text:p>
        <text:p text:style-name="Heading_20_4">Встроенные средства построения графиков</text:p>
        <text:p text:style-name="Heading_20_4">Временн<text:span text:style-name="T5">ы</text:span>е диаграммы</text:p>
        <text:p text:style-name="Heading_20_4">Цветовое выделение значимых областей таблиц представления данных и полей в диалогах</text:p>
        <text:p text:style-name="P5">Документация</text:p>
        <text:p text:style-name="Text_20_body">Руководство по использованию системы объемом более <text:span text:style-name="T3">780</text:span> страниц.</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ru" fo:country="RU" style:font-size-asian="12pt" style:language-asian="ru" style:country-asian="RU" style:font-size-complex="12pt" style:language-complex="ru" style:country-complex="RU"/>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ru" fo:country="RU" style:font-name-asian="Times New Roman" style:font-size-asian="12pt" style:language-asian="ru" style:country-asian="RU" style:font-name-complex="Times New Roman" style:font-size-complex="12pt" style:language-complex="ru" style:country-complex="R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text-align="start" style:justify-single-word="false" fo:text-indent="0cm" style:auto-text-indent="false" style:vertical-align="auto"/>
      <style:text-properties fo:font-size="12pt" fo:language="ru" fo:country="RU" style:font-size-asian="12pt" style:language-asian="ru" style:country-asian="RU"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106cm" fo:text-align="start" style:justify-single-word="true" fo:background-color="transparent">
        <style:tab-stops/>
        <style:background-image/>
      </style:paragraph-properties>
      <style:text-properties fo:font-size="9pt" style:font-size-asian="9pt" style:font-size-complex="9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1" style:font-size-complex="14pt"/>
    </style:style>
    <style:style style:name="Subtitle" style:family="paragraph" style:parent-style-name="Çàãîëîâîê" style:next-style-name="Text_20_body" style:class="chapter">
      <style:paragraph-properties fo:text-align="center" style:justify-single-word="false"/>
    </style:style>
    <style:style style:name="List" style:family="paragraph" style:parent-style-name="Standard" style:class="list">
      <style:paragraph-properties fo:margin="100%" fo:margin-left="0.497cm" fo:margin-right="0cm" fo:text-indent="-0.497cm" style:auto-text-indent="false">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5" style:display-name="heading 5" style:family="paragraph" style:parent-style-name="Standard" style:next-style-name="Text_20_body" style:default-outline-level="5">
      <style:paragraph-properties fo:margin-top="0.212cm" fo:margin-bottom="0cm" fo:keep-with-next="always"/>
    </style:style>
    <style:style style:name="heading_20_6" style:display-name="heading 6" style:family="paragraph" style:parent-style-name="Standard" style:next-style-name="Standard" style:default-outline-level="6">
      <style:paragraph-properties fo:margin-top="0.423cm" fo:margin-bottom="0.106cm"/>
    </style:style>
    <style:style style:name="toc_20_1" style:display-name="toc 1" style:family="paragraph" style:parent-style-name="Standard" style:next-style-name="Standard">
      <style:paragraph-properties fo:margin-top="0.212cm" fo:margin-bottom="0.212cm">
        <style:tab-stops>
          <style:tab-stop style:position="1.27cm"/>
          <style:tab-stop style:position="17.171cm"/>
        </style:tab-stops>
      </style:paragraph-properties>
    </style:style>
    <style:style style:name="toc_20_2" style:display-name="toc 2" style:family="paragraph" style:parent-style-name="Standard" style:next-style-name="Standard">
      <style:paragraph-properties fo:margin="100%" fo:margin-left="0.423cm" fo:margin-right="0cm" fo:text-indent="0cm" style:auto-text-indent="false"/>
      <style:text-properties style:font-name="Arial" fo:font-size="9pt" style:font-name-asian="Arial" style:font-size-asian="9pt" style:font-name-complex="Arial" style:font-size-complex="9pt"/>
    </style:style>
    <style:style style:name="toc_20_3" style:display-name="toc 3" style:family="paragraph" style:parent-style-name="Standard" style:next-style-name="Standard">
      <style:paragraph-properties fo:margin="100%" fo:margin-left="0.845cm" fo:margin-right="0cm" fo:text-indent="0cm" style:auto-text-indent="false"/>
    </style:style>
    <style:style style:name="toc_20_4" style:display-name="toc 4" style:family="paragraph" style:parent-style-name="Standard" style:next-style-name="Standard">
      <style:paragraph-properties fo:margin="100%" fo:margin-left="1.27cm" fo:margin-right="0cm" fo:text-indent="0cm" style:auto-text-indent="false"/>
    </style:style>
    <style:style style:name="toc_20_5" style:display-name="toc 5" style:family="paragraph" style:parent-style-name="Standard" style:next-style-name="Standard">
      <style:paragraph-properties fo:margin="100%" fo:margin-left="1.693cm" fo:margin-right="0cm" fo:text-indent="0cm" style:auto-text-indent="false"/>
    </style:style>
    <style:style style:name="toc_20_6" style:display-name="toc 6" style:family="paragraph" style:parent-style-name="Standard" style:next-style-name="Standard">
      <style:paragraph-properties fo:margin="100%" fo:margin-left="2.115cm" fo:margin-right="0cm" fo:text-indent="0cm" style:auto-text-indent="false"/>
    </style:style>
    <style:style style:name="toc_20_7" style:display-name="toc 7" style:family="paragraph" style:parent-style-name="Standard" style:next-style-name="Standard">
      <style:paragraph-properties fo:margin="100%" fo:margin-left="2.54cm" fo:margin-right="0cm" fo:text-indent="0cm" style:auto-text-indent="false"/>
    </style:style>
    <style:style style:name="toc_20_8" style:display-name="toc 8" style:family="paragraph" style:parent-style-name="Standard" style:next-style-name="Standard">
      <style:paragraph-properties fo:margin="100%" fo:margin-left="2.963cm" fo:margin-right="0cm" fo:text-indent="0cm" style:auto-text-indent="false"/>
    </style:style>
    <style:style style:name="toc_20_9" style:display-name="toc 9" style:family="paragraph" style:parent-style-name="Standard" style:next-style-name="Standard">
      <style:paragraph-properties fo:margin="100%" fo:margin-left="3.385cm" fo:margin-right="0cm" fo:text-indent="0cm" style:auto-text-indent="false"/>
    </style:style>
    <style:style style:name="Footnote" style:family="paragraph" style:parent-style-name="Standard" style:class="extra"/>
    <style:style style:name="Пример1" style:family="paragraph" style:parent-style-name="Standard">
      <style:paragraph-properties fo:margin-top="0cm" fo:margin-bottom="0.212cm"/>
      <style:text-properties fo:color="#ffffff" style:font-name="Arial" fo:font-size="8pt" style:font-name-asian="Arial" style:font-size-asian="8pt" style:font-name-complex="Arial" style:font-size-complex="8pt"/>
    </style:style>
    <style:style style:name="footer" style:family="paragraph" style:parent-style-name="Standard">
      <style:paragraph-properties>
        <style:tab-stops>
          <style:tab-stop style:position="7.324cm" style:type="center"/>
          <style:tab-stop style:position="14.651cm" style:type="center"/>
        </style:tab-stops>
      </style:paragraph-properties>
    </style:style>
    <style:style style:name="Äîñòèæåíèå" style:family="paragraph" style:parent-style-name="Standard"/>
    <style:style style:name="Пример1_20_Знак" style:display-name="Пример1 Знак" style:family="paragraph" style:parent-style-name="Standard">
      <style:paragraph-properties fo:margin-top="0cm" fo:margin-bottom="0.212cm"/>
      <style:text-properties fo:color="#ffffff" style:font-name="Arial" fo:font-size="8pt" style:font-name-asian="Arial" style:font-size-asian="8pt" style:font-name-complex="Arial" style:font-size-complex="8pt"/>
    </style:style>
    <style:style style:name="Ñîäåðæèìîå_20_ñïèñêà" style:display-name="Ñîäåðæèìîå ñïèñêà" style:family="paragraph" style:parent-style-name="Standard">
      <style:paragraph-properties fo:margin="100%" fo:margin-left="0.998cm" fo:margin-right="0cm" fo:text-indent="0cm" style:auto-text-indent="false"/>
    </style:style>
    <style:style style:name="Àäìèíèñòðàòîðó_20_ñèñòåìû" style:display-name="Àäìèíèñòðàòîðó ñèñòåìû" style:family="paragraph" style:parent-style-name="Text_20_body" style:next-style-name="Text_20_body">
      <style:text-properties fo:color="#ffffff" fo:font-size="8pt" style:font-size-asian="8pt" style:font-size-complex="8pt"/>
    </style:style>
    <style:style style:name="Upper_20_Case_20_List" style:display-name="Upper Case List" style:family="paragraph" style:parent-style-name="Numbered_20_List"/>
    <style:style style:name="Numbered_20_List" style:display-name="Numbered List" style:family="paragraph">
      <style:paragraph-properties fo:margin="100%" fo:margin-left="1.27cm" fo:margin-right="0cm" fo:text-align="start" style:justify-single-word="false" fo:text-indent="-0.76cm" style:auto-text-indent="false" style:vertical-align="auto"/>
      <style:text-properties fo:font-size="12pt" fo:language="ru" fo:country="RU" style:font-size-asian="12pt" style:language-asian="ru" style:country-asian="RU" style:font-size-complex="12pt"/>
    </style:style>
    <style:style style:name="Tick_20_List" style:display-name="Tick List" style:family="paragraph">
      <style:paragraph-properties fo:margin="100%" fo:margin-left="1.27cm" fo:margin-right="0cm" fo:text-align="start" style:justify-single-word="false" fo:text-indent="-0.76cm" style:auto-text-indent="false" style:vertical-align="auto"/>
      <style:text-properties fo:font-size="12pt" fo:language="ru" fo:country="RU" style:font-size-asian="12pt" style:language-asian="ru" style:country-asian="RU" style:font-size-complex="12pt"/>
    </style:style>
    <style:style style:name="Hand_20_List" style:display-name="Hand List" style:family="paragraph">
      <style:paragraph-properties fo:margin="100%" fo:margin-left="1.27cm" fo:margin-right="0cm" fo:text-align="start" style:justify-single-word="false" fo:text-indent="-0.76cm" style:auto-text-indent="false" style:vertical-align="auto"/>
      <style:text-properties fo:font-size="12pt" fo:language="ru" fo:country="RU" style:font-size-asian="12pt" style:language-asian="ru" style:country-asian="RU" style:font-size-complex="12pt"/>
    </style:style>
    <style:style style:name="Balloon_20_Text" style:display-name="Balloon Text" style:family="paragraph" style:parent-style-name="Standard"/>
    <style:style style:name="Ïðîäîëæåíèå_20_ñïèñêà1" style:display-name="Ïðîäîëæåíèå ñïèñêà1" style:family="paragraph" style:parent-style-name="Standard">
      <style:paragraph-properties fo:margin="100%" fo:margin-left="0.497cm" fo:margin-right="0cm" fo:margin-top="0cm" fo:margin-bottom="0.212cm" fo:text-indent="0cm" style:auto-text-indent="false"/>
    </style:style>
    <style:style style:name="Ñïèñîê_20_21" style:display-name="Ñïèñîê 21" style:family="paragraph" style:parent-style-name="Standard">
      <style:paragraph-properties fo:margin="100%" fo:margin-left="0.998cm" fo:margin-right="0cm" fo:text-indent="-0.497cm" style:auto-text-indent="false">
        <style:tab-stops/>
      </style:paragraph-properties>
    </style:style>
    <style:style style:name="Çàãîëîâîê" style:family="paragraph" style:parent-style-name="Standard" style:next-style-name="Text_20_body">
      <style:paragraph-properties fo:margin-top="0.423cm" fo:margin-bottom="0.212cm" fo:keep-with-next="always"/>
    </style:style>
    <style:style style:name="Chapter_20_Heading" style:display-name="Chapter Heading" style:family="paragraph" style:parent-style-name="Numbered_20_Heading_20_1" style:next-style-name="Standard">
      <style:paragraph-properties>
        <style:tab-stops>
          <style:tab-stop style:position="2.794cm"/>
        </style:tab-stops>
      </style:paragraph-properties>
    </style:style>
    <style:style style:name="Numbered_20_Heading_20_1" style:display-name="Numbered Heading 1" style:family="paragraph" style:parent-style-name="Heading_20_1" style:next-style-name="Standard">
      <style:paragraph-properties fo:margin-top="0cm" fo:margin-bottom="0cm" fo:keep-with-next="auto">
        <style:tab-stops>
          <style:tab-stop style:position="0.76cm"/>
        </style:tab-stops>
      </style:paragraph-properties>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Heading_20_1" style:display-name="Heading 1" style:family="paragraph" style:parent-style-name="Standard" style:next-style-name="Standard" style:class="text">
      <style:paragraph-properties fo:margin-top="0.423cm" fo:margin-bottom="0.847cm" fo:keep-with-next="always"/>
      <style:text-properties style:font-name="Arial" fo:font-size="16pt" fo:font-weight="bold" style:font-name-asian="Arial" style:font-size-asian="16pt" style:font-weight-asian="bold" style:font-name-complex="Arial" style:font-size-complex="16pt" style:font-weight-complex="bold"/>
    </style:style>
    <style:style style:name="Схема_20_документа1" style:display-name="Схема документа1" style:family="paragraph" style:parent-style-name="Standard">
      <style:text-properties fo:color="#ffffff" style:font-name="Tahoma" fo:font-size="10pt" style:font-name-asian="Tahoma" style:font-size-asian="10pt" style:font-name-complex="Tahoma" style:font-size-complex="10pt"/>
    </style:style>
    <style:style style:name="Òåêñò_20_ïðèìå_f7_àíèÿ1" style:display-name="Òåêñò ïðèìå÷àíèÿ1" style:family="paragraph" style:parent-style-name="Standard"/>
    <style:style style:name="Text_20_body_20_indent" style:display-name="Text body indent" style:family="paragraph" style:parent-style-name="Standard" style:class="text">
      <style:paragraph-properties fo:margin="100%" fo:margin-left="1.27cm" fo:margin-right="0cm" fo:text-indent="0cm" style:auto-text-indent="false">
        <style:tab-stops>
          <style:tab-stop style:position="12.804cm"/>
        </style:tab-stops>
      </style:paragraph-properties>
    </style:style>
    <style:style style:name="Triangle_20_List" style:display-name="Triangle List" style:family="paragraph">
      <style:paragraph-properties fo:margin="100%" fo:margin-left="1.27cm" fo:margin-right="0cm" fo:text-align="start" style:justify-single-word="false" fo:text-indent="-0.76cm" style:auto-text-indent="false" style:vertical-align="auto"/>
      <style:text-properties fo:font-size="12pt" fo:language="ru" fo:country="RU" style:font-size-asian="12pt" style:language-asian="ru" style:country-asian="RU" style:font-size-complex="12pt"/>
    </style:style>
    <style:style style:name="Contents_20_3_20__28_user_29_" style:display-name="Contents 3 (user)" style:family="paragraph" style:parent-style-name="Standard" style:next-style-name="Standard">
      <style:paragraph-properties fo:margin="100%" fo:margin-left="3.81cm" fo:margin-right="0cm" fo:text-indent="-0.76cm" style:auto-text-indent="false">
        <style:tab-stops/>
      </style:paragraph-properties>
    </style:style>
    <style:style style:name="Óêàçàòåëü1" style:family="paragraph" style:parent-style-name="Standard"/>
    <style:style style:name="Numbered_20_Heading_20_3" style:display-name="Numbered Heading 3" style:family="paragraph" style:parent-style-name="Heading_20_3" style:next-style-name="Standard">
      <style:paragraph-properties fo:margin-top="0cm" fo:margin-bottom="0cm" fo:keep-together="auto">
        <style:tab-stops>
          <style:tab-stop style:position="0.76cm"/>
        </style:tab-stops>
      </style:paragraph-properties>
      <style:text-properties style:font-name="Times New Roman" style:text-underline-style="none" style:font-name-asian="Times New Roman" style:font-name-complex="Times New Roman"/>
    </style:style>
    <style:style style:name="Heading_20_3" style:display-name="Heading 3" style:family="paragraph" style:parent-style-name="Standard" style:next-style-name="Text_20_body" style:class="text">
      <style:paragraph-properties fo:margin="100%" fo:margin-left="-1.27cm" fo:margin-right="0cm" fo:margin-top="0.21cm" fo:margin-bottom="0.21cm" fo:keep-together="always" fo:text-indent="0cm" style:auto-text-indent="false"/>
      <style:text-properties fo:color="#4c4c4c" style:font-name="Arial" style:text-underline-style="none" style:font-name-asian="Arial" style:font-name-complex="Arial" style:font-relief="embossed"/>
    </style:style>
    <style:style style:name="Íàçâàíèå1" style:family="paragraph" style:parent-style-name="Standard">
      <style:paragraph-properties fo:margin-top="0.212cm" fo:margin-bottom="0.212cm"/>
    </style:style>
    <style:style style:name="Star_20_List" style:display-name="Star List" style:family="paragraph">
      <style:paragraph-properties fo:margin="100%" fo:margin-left="1.27cm" fo:margin-right="0cm" fo:text-align="start" style:justify-single-word="false" fo:text-indent="-0.76cm" style:auto-text-indent="false" style:vertical-align="auto"/>
      <style:text-properties fo:font-size="12pt" fo:language="ru" fo:country="RU" style:font-size-asian="12pt" style:language-asian="ru" style:country-asian="RU" style:font-size-complex="12pt"/>
    </style:style>
    <style:style style:name="Äàòà1" style:family="paragraph" style:parent-style-name="Standard" style:next-style-name="Standard"/>
    <style:style style:name="Numbered_20_Heading_20_2" style:display-name="Numbered Heading 2" style:family="paragraph" style:parent-style-name="Heading_20_2" style:next-style-name="Standard">
      <style:paragraph-properties fo:margin-top="0cm" fo:margin-bottom="0cm" fo:keep-with-next="auto">
        <style:tab-stops>
          <style:tab-stop style:position="0.76cm"/>
        </style:tab-stops>
      </style:paragraph-properties>
      <style:text-properties style:font-name="Times New Roman" fo:font-size="12pt" style:font-name-asian="Times New Roman" style:font-size-asian="12pt" style:font-name-complex="Times New Roman" style:font-size-complex="12pt"/>
    </style:style>
    <style:style style:name="Heading_20_2" style:display-name="Heading 2" style:family="paragraph" style:parent-style-name="Standard" style:next-style-name="Text_20_body" style:class="text">
      <style:paragraph-properties fo:margin="100%" fo:margin-left="-1.27cm" fo:margin-right="0cm" fo:margin-top="0.212cm" fo:margin-bottom="0.212cm" fo:text-indent="0cm" style:auto-text-indent="false" fo:background-color="#808080" fo:keep-with-next="always">
        <style:background-image/>
      </style:paragraph-properties>
      <style:text-properties fo:color="#ffffff" style:font-name="Arial" fo:font-size="14pt" style:font-name-asian="Arial" style:font-size-asian="14pt" style:font-name-complex="Arial" style:font-size-complex="14pt"/>
    </style:style>
    <style:style style:name="Lower_20_Case_20_List" style:display-name="Lower Case List" style:family="paragraph" style:parent-style-name="Numbered_20_List"/>
    <style:style style:name="Box_20_List" style:display-name="Box List" style:family="paragraph">
      <style:paragraph-properties fo:margin="100%" fo:margin-left="1.27cm" fo:margin-right="0cm" fo:text-align="start" style:justify-single-word="false" fo:text-indent="-0.76cm" style:auto-text-indent="false" style:vertical-align="auto"/>
      <style:text-properties fo:font-size="12pt" fo:language="ru" fo:country="RU" style:font-size-asian="12pt" style:language-asian="ru" style:country-asian="RU" style:font-size-complex="12pt"/>
    </style:style>
    <style:style style:name="Îáû_f7_íûé_20_îòñòóï1" style:display-name="Îáû÷íûé îòñòóï1" style:family="paragraph" style:parent-style-name="Standard">
      <style:paragraph-properties fo:margin="100%" fo:margin-left="1.27cm" fo:margin-right="0cm" fo:text-indent="0cm" style:auto-text-indent="false"/>
    </style:style>
    <style:style style:name="Lower_20_Roman_20_List" style:display-name="Lower Roman List" style:family="paragraph" style:parent-style-name="Standard">
      <style:paragraph-properties fo:margin="100%" fo:margin-left="1.27cm" fo:margin-right="0cm" fo:text-indent="-0.76cm" style:auto-text-indent="false">
        <style:tab-stops/>
      </style:paragraph-properties>
    </style:style>
    <style:style style:name="Heart_20_List" style:display-name="Heart List" style:family="paragraph">
      <style:paragraph-properties fo:margin="100%" fo:margin-left="1.27cm" fo:margin-right="0cm" fo:text-align="start" style:justify-single-word="false" fo:text-indent="-0.76cm" style:auto-text-indent="false" style:vertical-align="auto"/>
      <style:text-properties fo:font-size="12pt" fo:language="ru" fo:country="RU" style:font-size-asian="12pt" style:language-asian="ru" style:country-asian="RU" style:font-size-complex="12pt"/>
    </style:style>
    <style:style style:name="Îãëàâëåíèå_20_10" style:display-name="Îãëàâëåíèå 10" style:family="paragraph" style:parent-style-name="Óêàçàòåëü1">
      <style:paragraph-properties fo:margin="100%" fo:margin-left="4.493cm" fo:margin-right="0cm" fo:text-indent="0cm" style:auto-text-indent="false">
        <style:tab-stops>
          <style:tab-stop style:position="12.506cm" style:type="right"/>
        </style:tab-stops>
      </style:paragraph-properties>
    </style:style>
    <style:style style:name="Bullet_20_List" style:display-name="Bullet List" style:family="paragraph">
      <style:paragraph-properties fo:margin="100%" fo:margin-left="1.27cm" fo:margin-right="0cm" fo:text-align="start" style:justify-single-word="false" fo:text-indent="-0.76cm" style:auto-text-indent="false" style:vertical-align="auto"/>
      <style:text-properties fo:font-size="12pt" fo:language="ru" fo:country="RU" style:font-size-asian="12pt" style:language-asian="ru" style:country-asian="RU" style:font-size-complex="12pt"/>
    </style:style>
    <style:style style:name="Square_20_List" style:display-name="Square List" style:family="paragraph">
      <style:paragraph-properties fo:margin="100%" fo:margin-left="1.27cm" fo:margin-right="0cm" fo:text-align="start" style:justify-single-word="false" fo:text-indent="-0.76cm" style:auto-text-indent="false" style:vertical-align="auto"/>
      <style:text-properties fo:font-size="12pt" fo:language="ru" fo:country="RU" style:font-size-asian="12pt" style:language-asian="ru" style:country-asian="RU" style:font-size-complex="12pt"/>
    </style:style>
    <style:style style:name="Çàìå_f7_àíèå" style:display-name="Çàìå÷àíèå" style:family="paragraph" style:parent-style-name="Standard">
      <style:paragraph-properties fo:margin-top="0.212cm" fo:margin-bottom="0.212cm" fo:keep-together="always"/>
    </style:style>
    <style:style style:name="Ìàðêèðîâàííûé_20_ñïèñîê_20_21" style:display-name="Ìàðêèðîâàííûé ñïèñîê 21" style:family="paragraph" style:parent-style-name="Standard"/>
    <style:style style:name="Ìàðêèðîâàííûé_20_ñïèñîê1" style:display-name="Ìàðêèðîâàííûé ñïèñîê1" style:family="paragraph" style:parent-style-name="Standard"/>
    <style:style style:name="Contents_20_1_20__28_user_29_" style:display-name="Contents 1 (user)" style:family="paragraph" style:parent-style-name="Standard" style:next-style-name="Standard">
      <style:paragraph-properties fo:margin="100%" fo:margin-left="1.27cm" fo:margin-right="0cm" fo:text-indent="-0.76cm" style:auto-text-indent="false">
        <style:tab-stops/>
      </style:paragraph-properties>
    </style:style>
    <style:style style:name="Contents_20_2_20__28_user_29_" style:display-name="Contents 2 (user)" style:family="paragraph" style:parent-style-name="Standard" style:next-style-name="Standard">
      <style:paragraph-properties fo:margin="100%" fo:margin-left="2.54cm" fo:margin-right="0cm" fo:text-indent="-0.76cm" style:auto-text-indent="false">
        <style:tab-stops/>
      </style:paragraph-properties>
    </style:style>
    <style:style style:name="Íàçâàíèå_20_îáúåêòà1" style:display-name="Íàçâàíèå îáúåêòà1" style:family="paragraph" style:parent-style-name="Standard" style:next-style-name="Standard"/>
    <style:style style:name="Ìàðêèðîâàííûé_20_ñïèñîê_20_31" style:display-name="Ìàðêèðîâàííûé ñïèñîê 31" style:family="paragraph" style:parent-style-name="Standard"/>
    <style:style style:name="Diamond_20_List" style:display-name="Diamond List" style:family="paragraph">
      <style:paragraph-properties fo:margin="100%" fo:margin-left="1.27cm" fo:margin-right="0cm" fo:text-align="start" style:justify-single-word="false" fo:text-indent="-0.76cm" style:auto-text-indent="false" style:vertical-align="auto"/>
      <style:text-properties fo:font-size="12pt" fo:language="ru" fo:country="RU" style:font-size-asian="12pt" style:language-asian="ru" style:country-asian="RU" style:font-size-complex="12pt"/>
    </style:style>
    <style:style style:name="header" style:family="paragraph" style:parent-style-name="Standard">
      <style:paragraph-properties>
        <style:tab-stops>
          <style:tab-stop style:position="7.324cm" style:type="center"/>
          <style:tab-stop style:position="14.651cm" style:type="center"/>
        </style:tab-stops>
      </style:paragraph-properties>
    </style:style>
    <style:style style:name="Section_20_Heading" style:display-name="Section Heading" style:family="paragraph" style:parent-style-name="Numbered_20_Heading_20_1" style:next-style-name="Standard">
      <style:paragraph-properties>
        <style:tab-stops>
          <style:tab-stop style:position="2.794cm"/>
        </style:tab-stops>
      </style:paragraph-properties>
    </style:style>
    <style:style style:name="Plain_20_Text" style:display-name="Plain Text" style:family="paragraph" style:parent-style-name="Standard">
      <style:text-properties style:font-name="Courier New" style:font-name-asian="Courier New" style:font-name-complex="Courier New"/>
    </style:style>
    <style:style style:name="Implies_20_List" style:display-name="Implies List" style:family="paragraph">
      <style:paragraph-properties fo:margin="100%" fo:margin-left="1.27cm" fo:margin-right="0cm" fo:text-align="start" style:justify-single-word="false" fo:text-indent="-0.76cm" style:auto-text-indent="false" style:vertical-align="auto"/>
      <style:text-properties fo:font-size="12pt" fo:language="ru" fo:country="RU" style:font-size-asian="12pt" style:language-asian="ru" style:country-asian="RU" style:font-size-complex="12pt"/>
    </style:style>
    <style:style style:name="Contents_20_4_20__28_user_29_" style:display-name="Contents 4 (user)" style:family="paragraph" style:parent-style-name="Standard" style:next-style-name="Standard">
      <style:paragraph-properties fo:margin="100%" fo:margin-left="5.08cm" fo:margin-right="0cm" fo:text-indent="-0.76cm" style:auto-text-indent="false">
        <style:tab-stops/>
      </style:paragraph-properties>
    </style:style>
    <style:style style:name="Çàãîëîâîê_20_îãëàâëåíèÿ" style:display-name="Çàãîëîâîê îãëàâëåíèÿ" style:family="paragraph" style:parent-style-name="Çàãîëîâîê"/>
    <style:style style:name="Upper_20_Roman_20_List" style:display-name="Upper Roman List" style:family="paragraph" style:parent-style-name="Numbered_20_List"/>
    <style:style style:name="Ïåðå_f7_åíü_20_ðèñóíêîâ1" style:display-name="Ïåðå÷åíü ðèñóíêîâ1" style:family="paragraph" style:parent-style-name="Standard" style:next-style-name="Standard">
      <style:paragraph-properties fo:margin="100%" fo:margin-left="0.776cm" fo:margin-right="0cm" fo:text-indent="-0.776cm" style:auto-text-indent="false">
        <style:tab-stops/>
      </style:paragraph-properties>
    </style:style>
    <style:style style:name="Исходный_20_код" style:display-name="Исходный код" style:family="paragraph" style:parent-style-name="Text_20_body" style:next-style-name="Text_20_body">
      <style:text-properties fo:color="#ffffff" style:font-name="Courier New" fo:font-size="6pt" style:font-name-asian="Courier New" style:font-size-asian="6pt" style:font-name-complex="Courier New" style:font-size-complex="6p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Òåêñò_20_ïðèìå_f7_àíèÿ1" style:next-style-name="Òåêñò_20_ïðèìå_f7_àíèÿ1"/>
    <style:style style:name="Heading_20_4" style:display-name="Heading 4" style:family="paragraph" style:parent-style-name="Standard" style:next-style-name="Text_20_body" style:class="text">
      <style:paragraph-properties fo:margin-top="0.21cm" fo:margin-bottom="0.109cm"/>
      <style:text-properties style:font-name="Arial" fo:font-size="10pt" fo:font-weight="bold" style:font-name-asian="Arial" style:font-size-asian="10pt" style:font-weight-asian="bold" style:font-name-complex="Arial" style:font-size-complex="10pt" style:font-weight-complex="bold"/>
    </style:style>
    <style:style style:name="Dashed_20_List" style:display-name="Dashed List" style:family="paragraph">
      <style:paragraph-properties fo:margin="100%" fo:margin-left="1.27cm" fo:margin-right="0cm" fo:text-align="start" style:justify-single-word="false" fo:text-indent="-0.76cm" style:auto-text-indent="false" style:vertical-align="auto"/>
      <style:text-properties fo:font-size="12pt" fo:language="ru" fo:country="RU" style:font-size-asian="12pt" style:language-asian="ru" style:country-asian="RU" style:font-size-complex="12pt"/>
    </style:style>
    <style:style style:name="êëà" style:family="paragraph" style:parent-style-name="Text_20_body">
      <style:text-properties fo:language="en" fo:country="US"/>
    </style:style>
    <style:style style:name="Contents_20_Header" style:display-name="Contents Header" style:family="paragraph" style:parent-style-name="Standard" style:next-style-name="Standard">
      <style:paragraph-properties fo:margin-top="0.423cm" fo:margin-bottom="0.212cm" fo:text-align="center" style:justify-single-word="false"/>
      <style:text-properties style:font-name="Arial" fo:font-size="16pt" fo:font-weight="bold" style:font-name-asian="Arial" style:font-size-asian="16pt" style:font-weight-asian="bold" style:font-name-complex="Arial" style:font-size-complex="16pt" style:font-weight-complex="bold"/>
    </style:style>
    <style:style style:name="Block_20_Text" style:display-name="Block Text" style:family="paragraph" style:parent-style-name="Standard">
      <style:paragraph-properties fo:margin="100%" fo:margin-left="2.54cm" fo:margin-right="2.54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7.959cm" style:type="center"/>
          <style:tab-stop style:position="15.919cm" style:type="right"/>
        </style:tab-stops>
      </style:paragraph-properties>
    </style:style>
    <style:style style:name="Footer" style:family="paragraph" style:parent-style-name="Standard" style:class="extra">
      <style:paragraph-properties text:number-lines="false" text:line-number="0">
        <style:tab-stops>
          <style:tab-stop style:position="7.959cm" style:type="center"/>
          <style:tab-stop style:position="15.919cm" style:type="right"/>
        </style:tab-stops>
      </style:paragraph-properties>
    </style:style>
    <style:style style:name="Contents_20_Heading" style:display-name="Contents Heading" style:family="paragraph" style:parent-style-name="Title"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Symbol" style:font-name-asian="Symbol" style:font-name-complex="Symbol"/>
    </style:style>
    <style:style style:name="RTF_5f_Num_20_2_20_3" style:display-name="RTF_Num 2 3" style:family="text">
      <style:text-properties style:font-name="Symbol" style:font-name-asian="Symbol" style:font-name-complex="Symbol"/>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Symbol" style:font-name-asian="Symbol" style:font-name-complex="Symbol"/>
    </style:style>
    <style:style style:name="RTF_5f_Num_20_2_20_6" style:display-name="RTF_Num 2 6" style:family="text">
      <style:text-properties style:font-name="Symbol" style:font-name-asian="Symbol" style:font-name-complex="Symbol"/>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Symbol" style:font-name-asian="Symbol" style:font-name-complex="Symbol"/>
    </style:style>
    <style:style style:name="RTF_5f_Num_20_2_20_9" style:display-name="RTF_Num 2 9" style:family="text">
      <style:text-properties style:font-name="Symbol" style:font-name-asian="Symbol" style:font-name-complex="Symbol"/>
    </style:style>
    <style:style style:name="Default_20_Paragraph_20_Font" style:display-name="Default Paragraph Font" style:family="text"/>
    <style:style style:name="Reference" style:family="text">
      <style:text-properties fo:font-size="10pt" style:font-size-asian="10pt" style:font-size-complex="10pt"/>
    </style:style>
    <style:style style:name="Endnote_20_Text" style:display-name="Endnote Text" style:family="text"/>
    <style:style style:name="Reference1" style:family="text">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style:text-properties style:font-name="Symbol"/>
      </text:list-level-style-bullet>
      <text:list-level-style-bullet text:level="2" text:style-name="RTF_5f_Num_20_2_20_2" text:bullet-char="·">
        <style:list-level-properties text:space-before="1.27cm" text:min-label-width="0.635cm"/>
        <style:text-properties style:font-name="Symbol"/>
      </text:list-level-style-bullet>
      <text:list-level-style-bullet text:level="3" text:style-name="RTF_5f_Num_20_2_20_3" text:bullet-char="·">
        <style:list-level-properties text:space-before="0.635cm" text:min-label-width="0.635cm"/>
        <style:text-properties style:font-name="Symbol"/>
      </text:list-level-style-bullet>
      <text:list-level-style-bullet text:level="4" text:style-name="RTF_5f_Num_20_2_20_4" text:bullet-char="·">
        <style:list-level-properties text:space-before="0.635cm" text:min-label-width="0.635cm"/>
        <style:text-properties style:font-name="Symbol"/>
      </text:list-level-style-bullet>
      <text:list-level-style-bullet text:level="5" text:style-name="RTF_5f_Num_20_2_20_5" text:bullet-char="·">
        <style:list-level-properties text:space-before="0.635cm" text:min-label-width="0.635cm"/>
        <style:text-properties style:font-name="Symbol"/>
      </text:list-level-style-bullet>
      <text:list-level-style-bullet text:level="6" text:style-name="RTF_5f_Num_20_2_20_6" text:bullet-char="·">
        <style:list-level-properties text:space-before="0.635cm" text:min-label-width="0.635cm"/>
        <style:text-properties style:font-name="Symbol"/>
      </text:list-level-style-bullet>
      <text:list-level-style-bullet text:level="7" text:style-name="RTF_5f_Num_20_2_20_7" text:bullet-char="·">
        <style:list-level-properties text:space-before="0.635cm" text:min-label-width="0.635cm"/>
        <style:text-properties style:font-name="Symbol"/>
      </text:list-level-style-bullet>
      <text:list-level-style-bullet text:level="8" text:style-name="RTF_5f_Num_20_2_20_8" text:bullet-char="·">
        <style:list-level-properties text:space-before="0.635cm" text:min-label-width="0.635cm"/>
        <style:text-properties style:font-name="Symbol"/>
      </text:list-level-style-bullet>
      <text:list-level-style-bullet text:level="9" text:style-name="RTF_5f_Num_20_2_20_9" text:bullet-char="·">
        <style:list-level-properties text:space-before="0.635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background-color="transparent" fo:padding="0cm" fo:border-left="none" fo:border-right="none" fo:border-top="none" fo:border-bottom="0.018cm solid #000000" style:shadow="none">
        <style:background-image/>
      </style:paragraph-properties>
      <style:text-properties style:font-name="Verdana" fo:language="en" fo:country="US"/>
    </style:style>
    <style:style style:name="MP2" style:family="paragraph" style:parent-style-name="header">
      <style:paragraph-properties fo:margin-left="0cm" fo:margin-right="0.635cm" fo:text-align="end" style:justify-single-word="false" fo:text-indent="0cm" style:auto-text-indent="false"/>
    </style:style>
    <style:style style:name="MP3" style:family="paragraph" style:parent-style-name="Footer">
      <style:paragraph-properties fo:text-align="center" style:justify-single-word="false" fo:padding="0cm" fo:border-left="none" fo:border-right="none" fo:border-top="0.002cm solid #000000" fo:border-bottom="none" style:shadow="none"/>
    </style:style>
    <style:style style:name="MT1" style:family="text">
      <style:text-properties fo:language="ru" fo:country="RU"/>
    </style:style>
    <style:page-layout style:name="Mpm1">
      <style:page-layout-properties fo:page-width="21.001cm" fo:page-height="29.7cm" style:num-format="1" style:print-orientation="portrait" fo:margin-top="2.54cm" fo:margin-bottom="2.54cm" fo:margin-left="3.81cm" fo:margin-right="2.54cm" fo:border="none" fo:padding="0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441cm" fo:margin-left="0cm" fo:margin-right="0cm" fo:margin-bottom="1.341cm" style:dynamic-spacing="tru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Standard"/>
        <text:p text:style-name="MP1">Papyrus <text:tab/><text:tab/><text:span text:style-name="MT1">Функциональные возможности</text:span></text:p>
        <text:p text:style-name="MP2"/>
      </style:header>
      <style:footer>
        <text:p text:style-name="MP3"><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bolev</meta:initial-creator>
    <dc:creator>Антон Соболев</dc:creator>
    <meta:creation-date>2008-01-17T10:27:00</meta:creation-date>
    <dc:date>2012-10-10T15:30:20.32</dc:date>
    <meta:generator>OpenOffice.org/3.4.1$Win32 OpenOffice.org_project/341m1$Build-9593</meta:generator>
    <meta:editing-duration>PT23H27M9S</meta:editing-duration>
    <meta:editing-cycles>45</meta:editing-cycles>
    <meta:document-statistic meta:table-count="0" meta:image-count="3" meta:object-count="0" meta:page-count="26" meta:paragraph-count="674" meta:word-count="7267" meta:character-count="57153"/>
    <meta:user-defined meta:name="Поле 1"/>
    <meta:user-defined meta:name="Поле 2"/>
    <meta:user-defined meta:name="Поле 3"/>
    <meta:user-defined meta:name="Поле 4"/>
  </office:meta>
</office:document-meta>
</file>